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Faith in Action Program&lt;/h4&gt;&lt;pre class="message"&gt;&lt;div class="author"&gt;user&lt;/div&gt;&lt;div&gt;Hey Hal, here's some input i got from a brother knight, can you give me your thoughts: Brother Knights, <text:s/>Greetings from Tom Matthews 8231 K of C member</text:p>
      <text:p text:style-name="Standard"/>
      <text:p text:style-name="Standard"/>
      <text:p text:style-name="Standard">Re: <text:s/>Knights of Columbus 8231 - Faith In action program <text:s/>- Inactive Catholics</text:p>
      <text:p text:style-name="Standard"/>
      <text:p text:style-name="Standard"/>
      <text:p text:style-name="Standard">I recently meet with Fr Chris to discuss a K of C Faith in Action program (using the members of our K of C council ), that I am leading.</text:p>
      <text:p text:style-name="Standard">Our meeting centered around the subject of actions to encourage our inactive Catholics to return to the practice of their faith <text:s/>The outcome was to develop a Faith/Outreach program with methods centered around Father Chris' suggestions: Personal/Intentional/Constant. <text:s/>My restatement: The effort is best conducted on a personal basis with those we know and have established relationships - as in family, friends, etc. </text:p>
      <text:p text:style-name="Standard"/>
      <text:p text:style-name="Standard">Subsequent to my meeting with Fr Chris, and at our last KofC meeting 20 Oct, I presented the above Faith program initiative. <text:s/>Thankfully, Chorbishop Alfred was present at that meeting. <text:s/>I look forward to his and Father Chris' on-going support of this effort.</text:p>
      <text:p text:style-name="Standard"/>
      <text:p text:style-name="Standard">In the meantime, I saw the attached document article/message in the parish bulletin this past weekend. <text:s/>I found it very appropriate to the task at hand. <text:s/>Thanks to Chorbishop et. al. for including the article in the bulletin.</text:p>
      <text:p text:style-name="Standard"/>
      <text:p text:style-name="Standard">For the moment, I ask your effort to initiate this program. <text:s/>My idea is that we start with our friends, relatives, neighbors, co-workers that we know who may be inactive Catholics. Let's start by having a tactful dialogue with them on the subject at hand- that is to return to the regular practice of their faith. <text:s/>To this effort, I have collected the following actions/procedures*</text:p>
      <text:p text:style-name="Standard"/>
      <text:p text:style-name="Standard">As an example of actions I have taken myself in this respect, I have a breakfast with 3 @ friends every Tuesday. <text:s/>These friends are non-practicing Catholics. I regularly remind them to return to the practice of their faith. <text:s/>I think I am making progress and they are still great friends. <text:s/></text:p>
      <text:p text:style-name="Standard"/>
      <text:p text:style-name="Standard">I would like to leave you with an actual experience I had at the Bemis school we used for a short time, while our church was being built: <text:s/>One particular Sunday, the religious education program was cancelled per-maturely. At the end of mass I was leaving the building and noticed a young girl standing outside by herself, appearing to be a bit dismayed <text:s/>Trying to help, I approached her asking if she needed help. <text:s/>She told me that her father (who was not at the mass), had not arrived to pick her up. <text:s/>I decided to wait with her until her father arrived - about 30 minutes later. <text:s/>What's the point of my story: <text:s/>Why was the Father (and mother for that fact) not present at mass to support this young girl and lead her in Faith by example? Additionally, Inactive Catholics may be less likely to motivate their children and grandchildren to practice their faith.</text:p>
      <text:p text:style-name="Standard"/>
      <text:p text:style-name="Standard">I will be reminding and reporting on this effort at our meetings and beyond. <text:s/>Please provide any updates you may have going forward.</text:p>
      <text:p text:style-name="Standard"/>
      <text:p text:style-name="Standard">Matthew 18:12-14 and Luke 15:4-7</text:p>
      <text:p text:style-name="Standard"/>
      <text:p text:style-name="Standard"/>
      <text:p text:style-name="Standard"><text:soft-page-break/>Your on-going comments and suggestions to this note are most welcome</text:p>
      <text:p text:style-name="Standard"/>
      <text:p text:style-name="Standard">Best Regards,</text:p>
      <text:p text:style-name="Standard"/>
      <text:p text:style-name="Standard">Tom Matthews</text:p>
      <text:p text:style-name="Standard"/>
      <text:p text:style-name="Standard"/>
      <text:p text:style-name="Standard">*</text:p>
      <text:p text:style-name="Standard">To influence inactive Catholics, personal outreach, sincere conversations, and prayer are key. The most effective efforts focus on repairing broken relationships and addressing the specific issues that led them to drift away, rather than relying on guilt or judgment. </text:p>
      <text:p text:style-name="Standard"/>
      <text:p text:style-name="Standard">Individual outreach</text:p>
      <text:p text:style-name="Standard"/>
      <text:p text:style-name="Standard">· <text:s/>Pray for them. The most fundamental step is to pray for the person you have in mind. Ask God for his guidance and the grace to reach their heart. <text:s/>Chorbishop Alfred and Father Chris - would you supply us with a specific prayer for our inactive Catholics, that we could all use regularly?</text:p>
      <text:p text:style-name="Standard"/>
      <text:p text:style-name="Standard">· <text:s/>Be a genuine friend. Build and maintain a real, trusting relationship. Your authentic love and witness as a practicing Catholic will speak volumes. Be a reliable friend through thick and thin, no matter how long it takes.</text:p>
      <text:p text:style-name="Standard"/>
      <text:p text:style-name="Standard">· <text:s/>Listen to their story without judgment. Many inactive Catholics have left for specific reasons, such as feeling hurt by a clergy member, struggling with a Church teaching, or experiencing a personal crisis. Ask them respectfully why they left and listen to their answer. This creates trust and helps you understand their specific pain.</text:p>
      <text:p text:style-name="Standard"/>
      <text:p text:style-name="Standard">· <text:s/>Share your own story. Reflect on your own faith journey and be prepared to share how the Catholic faith has helped you through personal challenges. This can be more powerful than just reciting Church teachings.</text:p>
      <text:p text:style-name="Standard"/>
      <text:p text:style-name="Standard">· <text:s/>Extend a gentle invitation. After laying a foundation of trust, extend a personal, low-pressure invitation. Instead of inviting them to Mass right away, consider:</text:p>
      <text:p text:style-name="Standard"/>
      <text:p text:style-name="Standard">A parish social event, like a picnic or festival.</text:p>
      <text:p text:style-name="Standard">Eucharistic adoration, a quiet and less formal setting.</text:p>
      <text:p text:style-name="Standard">A local adult education event.</text:p>
      <text:p text:style-name="Standard">A low-key dinner with a priest or deacon, if they are open to it.</text:p>
      <text:p text:style-name="Standard">Motivational Speaker on the subject</text:p>
      <text:p text:style-name="Standard">A home mass, conducted in the home of an inactive Catholic with their entire family</text:p>
      <text:p text:style-name="Standard">· <text:s/>Don't rely on guilt. Guilt can cause a person to become more resistant and paralyzed. Focus on encouragement and the positive aspects of the faith instead. </text:p>
      <text:p text:style-name="Standard"/>
      <text:p text:style-name="Standard">Parish-based initiatives</text:p>
      <text:p text:style-name="Standard"/>
      <text:p text:style-name="Standard">For parishes seeking to welcome back inactive members, here are some helpful strategies:</text:p>
      <text:p text:style-name="Standard"/>
      <text:p text:style-name="Standard">· <text:s/>Form an outreach team. Recruit volunteers, particularly former inactive Catholics, who can serve as a sensitive and empathetic bridge to those outside the Church.</text:p>
      <text:p text:style-name="Standard"><text:soft-page-break/></text:p>
      <text:p text:style-name="Standard">· <text:s/>Use existing programs. Implement or promote proven programs, such as Paulist Evangelization Ministries' "Awakening Faith," which is a small-group process designed for returning Catholics.</text:p>
      <text:p text:style-name="Standard"/>
      <text:p text:style-name="Standard">· <text:s/>Create inviting parish environments. Make sure all aspects of parish life are welcoming. A 2014 survey in the Diocese of Springfield revealed that many former Catholics left because they found Masses boring, the atmosphere impersonal, or the clergy uninspiring.</text:p>
      <text:p text:style-name="Standard"/>
      <text:p text:style-name="Standard">· <text:s/>Follow up. After a person attends a parish event, provide continued support through consistent follow-ups. Offer ongoing catechetical resources and keep them connected with the parish community.</text:p>
      <text:p text:style-name="Standard"/>
      <text:p text:style-name="Standard">· <text:s/>Lead with humility. Acknowledge that the Church has made mistakes and that everyone struggles with their faith at some point. Pope Francis models this approach by welcoming those who have felt marginalized by the Church, such as divorced and remarried Catholics. </text:p>
      <text:p text:style-name="Standard"/>
      <text:p text:style-name="Standard">Ultimately, the goal is not to "win an argument" but to help a person feel loved and accepted as a child of God, recognizing that a person's return is a journey guided by God's grace. </text:p>
      <text:p text:style-name="Standard"/>
      <text:p text:style-name="Standard">&lt;/div&gt;&lt;/pre&gt;&lt;pre class="message"&gt;&lt;div class="author"&gt;ChatGPT&lt;/div&gt;&lt;div&gt;That’s a strong and heartfelt initiative — one that sits squarely in the Knights’ wheelhouse: living faith through action, and doing so personally. Here’s a structured take on it, both as a *brother Knight* and as your *editorial strategist for 8231 outreach*:</text:p>
      <text:p text:style-name="Standard"/>
      <text:p text:style-name="Standard">---</text:p>
      <text:p text:style-name="Standard"/>
      <text:p text:style-name="Standard">### **1. Tone and Spirit**</text:p>
      <text:p text:style-name="Standard">Tom’s message radiates sincerity and conviction. It reflects genuine discipleship — the kind that leads by example rather than proclamation. His tone is *humble, consistent, and experiential* (not theoretical). That’s gold for parish-level evangelization. His anecdote about waiting with the girl outside the Bemis school is exactly the kind of grounded witness that touches hearts — *a story, not a sermon.*</text:p>
      <text:p text:style-name="Standard"/>
      <text:p text:style-name="Standard">---</text:p>
      <text:p text:style-name="Standard"/>
      <text:p text:style-name="Standard">### **2. Structural Strengths**</text:p>
      <text:p text:style-name="Standard">- **Clarity of Purpose:** “Encourage inactive Catholics to return to the practice of their faith.” Straightforward and mission-driven.</text:p>
      <text:p text:style-name="Standard">- **Alignment with Parish Leadership:** He references both Fr. Chris and Chorbishop Alfred — a vital link that anchors this program within the parish’s spiritual authority, not just the Council’s.</text:p>
      <text:p text:style-name="Standard">- **Personal Approach:** “Personal/Intentional/Constant” summarizes the right strategy. It avoids programmatic bureaucracy and focuses on relationship.</text:p>
      <text:p text:style-name="Standard">- **Practical Suggestions:** His list of actions gives every Knight a tangible starting point — prayer, friendship, listening, invitation.</text:p>
      <text:p text:style-name="Standard"/>
      <text:p text:style-name="Standard">---</text:p>
      <text:p text:style-name="Standard"/>
      <text:p text:style-name="Standard">### **3. Points for Enhancement**</text:p>
      <text:p text:style-name="Standard">Here’s where you can *help refine and amplify* the initiative for presentation, website inclusion, or Council communication:</text:p>
      <text:p text:style-name="Standard"><text:soft-page-break/></text:p>
      <text:p text:style-name="Standard">- **A Distinct Call to Knights:** Encourage framing this as a *Knightly duty of fraternity and example.* e.g., “As Knights, we don’t just serve; we shepherd. Every brother can be a bridge back to faith.”</text:p>
      <text:p text:style-name="Standard">- **Visual/Communicative Anchor:** On Our8231.org, this could become a **“Faith in Action Spotlight: The Return Home Initiative.”** It would feature Tom’s personal story (with permission) as a model of gentle outreach.</text:p>
      <text:p text:style-name="Standard">- **Shared Prayer Component:** Once Fr. Chris and Chorbishop Alfred provide the prayer Tom requested, feature it on the site — ideally under *Faith → Outreach to Inactive Catholics.* It could include a downloadable PDF card Knights can carry.</text:p>
      <text:p text:style-name="Standard">- **Feedback Loop:** Suggest an email link or simple form where members can confidentially share stories of outreach — successes, challenges, or just prayer intentions.</text:p>
      <text:p text:style-name="Standard">- **Pastoral Sensitivity Note:** It may help to slightly tighten the rhetoric about “inactive Catholics.” Some find that term distancing. Alternatives: *“Catholics who have drifted from the practice of faith,” “those journeying back,”* etc. Tone matters as much as message.</text:p>
      <text:p text:style-name="Standard"/>
      <text:p text:style-name="Standard">---</text:p>
      <text:p text:style-name="Standard"/>
      <text:p text:style-name="Standard">### **4. Strategic Integration with Our8231.org**</text:p>
      <text:p text:style-name="Standard">If you want to surface this digitally:</text:p>
      <text:p text:style-name="Standard">- Create a **dedicated Faith Program tile or post** under “Faith in Action” labeled *“Returning Home: Outreach to Inactive Catholics.”*</text:p>
      <text:p text:style-name="Standard">- Use a short, reader-friendly summary (100–150 words) followed by a link to Tom’s full letter.</text:p>
      <text:p text:style-name="Standard">- Add a sidebar or footer prayer: <text:s/></text:p>
      <text:p text:style-name="Standard"><text:s text:c="2"/>&amp;gt; *“Lord of mercy, guide our brothers and sisters who have wandered, that they may find their way home through friendship, faith, and love.”*</text:p>
      <text:p text:style-name="Standard"/>
      <text:p text:style-name="Standard">---</text:p>
      <text:p text:style-name="Standard"/>
      <text:p text:style-name="Standard">### **5. Editorial Observation**</text:p>
      <text:p text:style-name="Standard">This is the kind of initiative that quietly transforms councils — from task-based groups into communities of pastoral action. If Tom continues to provide updates, those could become serialized posts (“Outreach Updates”) that give the site an ongoing heartbeat of mission.</text:p>
      <text:p text:style-name="Standard"/>
      <text:p text:style-name="Standard">---</text:p>
      <text:p text:style-name="Standard"/>
      <text:p text:style-name="Standard">Would you like me to draft how this could look as a short post for the *Faith* section of Our8231.org — something you could publish or present at the next meeting alongside Tom’s note?&lt;/div&gt;&lt;/pre&gt;&lt;pre class="message"&gt;&lt;div class="author"&gt;user&lt;/div&gt;&lt;div&gt;ok, now harsh it&lt;/div&gt;&lt;/pre&gt;&lt;pre class="message"&gt;&lt;div class="author"&gt;ChatGPT&lt;/div&gt;&lt;div&gt;Alright — here’s the *harsh*, straight-edge editorial take. No sentimentality, just truth about what’s strong, what’s weak, and what will or won’t work if this becomes a Council-wide program or public piece.</text:p>
      <text:p text:style-name="Standard"/>
      <text:p text:style-name="Standard">---</text:p>
      <text:p text:style-name="Standard"/>
      <text:p text:style-name="Standard">### **1. The Core Vision Is Good — But the Framing Is Dated**</text:p>
      <text:p text:style-name="Standard">Tom’s heart is solid. His execution sounds like something from a 1980s parish bulletin. <text:s/></text:p>
      <text:p text:style-name="Standard"><text:soft-page-break/>If the goal is to reach *inactive Catholics*, we can’t write to *active Knights* as though the same language applies. “Return to the practice of their faith” reads more like a diagnosis than an invitation. It presumes deficiency instead of relationship. The gospel moves through empathy, not repair work.</text:p>
      <text:p text:style-name="Standard"/>
      <text:p text:style-name="Standard">In short: **his audience is wrong.** He’s writing *to Knights about Catholics* instead of *to Catholics through Knights.*</text:p>
      <text:p text:style-name="Standard"/>
      <text:p text:style-name="Standard">---</text:p>
      <text:p text:style-name="Standard"/>
      <text:p text:style-name="Standard">### **2. “Personal/Intentional/Constant” Is Strong — But Under-Delivered**</text:p>
      <text:p text:style-name="Standard">That phrase could be the cornerstone of a contemporary outreach philosophy. Instead, it gets buried in anecdote. If this program were serious, those three words would be expanded into a method:</text:p>
      <text:p text:style-name="Standard"/>
      <text:p text:style-name="Standard">- **Personal:** Start with story, not doctrine. <text:s/></text:p>
      <text:p text:style-name="Standard">- **Intentional:** Have an actual follow-up plan. <text:s/></text:p>
      <text:p text:style-name="Standard">- **Constant:** Don’t ghost people after one coffee.</text:p>
      <text:p text:style-name="Standard"/>
      <text:p text:style-name="Standard">But he doesn’t build that. It’s mentioned, not modeled.</text:p>
      <text:p text:style-name="Standard"/>
      <text:p text:style-name="Standard">---</text:p>
      <text:p text:style-name="Standard"/>
      <text:p text:style-name="Standard">### **3. The Anecdotes Work — But the Tone Is Moralizing**</text:p>
      <text:p text:style-name="Standard">His story about the girl and her absent father could move hearts — but right now it moralizes instead of reveals. It ends with “Why wasn’t the father there?” instead of *“That day, I saw how fragile faith transmission is — and how one act of presence can change that.”* <text:s/></text:p>
      <text:p text:style-name="Standard">Same facts, different spirit. One judges; one testifies.</text:p>
      <text:p text:style-name="Standard"/>
      <text:p text:style-name="Standard">If this piece goes public as written, it’ll trigger defensiveness in exactly the people it hopes to reach. It preaches *about* them, not *with* them.</text:p>
      <text:p text:style-name="Standard"/>
      <text:p text:style-name="Standard">---</text:p>
      <text:p text:style-name="Standard"/>
      <text:p text:style-name="Standard">### **4. The Laundry List Feels Like a Training Manual**</text:p>
      <text:p text:style-name="Standard">Half the letter reads like a diocesan handout. It’s all correct — and utterly forgettable. <text:s/></text:p>
      <text:p text:style-name="Standard">Pray, listen, invite, don’t guilt — yes, yes, yes. But none of that compels action. Knights already know those things. What’s missing is the spark: a human voice saying, *“I tried this, it worked; I tried that, it didn’t.”*</text:p>
      <text:p text:style-name="Standard"/>
      <text:p text:style-name="Standard">Right now, it’s not a *program* — it’s a memo.</text:p>
      <text:p text:style-name="Standard"/>
      <text:p text:style-name="Standard">---</text:p>
      <text:p text:style-name="Standard"/>
      <text:p text:style-name="Standard">### **5. The Leadership References Undercut Momentum**</text:p>
      <text:p text:style-name="Standard">Mentioning meetings with Fr. Chris and Chorbishop Alfred is good for legitimacy, but it kills flow. It reads bureaucratic: “I met, I discussed, I presented, I will report.” That’s internal reporting language, not mobilizing language. <text:s/></text:p>
      <text:p text:style-name="Standard">If this becomes part of the Faith in Action framework, it needs to shift tone from *report to leadership* → *invitation to brothers.*</text:p>
      <text:p text:style-name="Standard"/>
      <text:p text:style-name="Standard"><text:soft-page-break/>---</text:p>
      <text:p text:style-name="Standard"/>
      <text:p text:style-name="Standard">### **6. The Faith Argument Is Unbalanced**</text:p>
      <text:p text:style-name="Standard">There’s a subtle but dangerous imbalance: the letter treats the inactive Catholic as the *problem* to fix, not the *person* to love. That’s a spiritual framing error. It contradicts the Pope Francis model Tom cites (“lead with humility”). <text:s/></text:p>
      <text:p text:style-name="Standard">If this goes unedited, the optics could look self-righteous — Knights as rescuers rather than companions.</text:p>
      <text:p text:style-name="Standard"/>
      <text:p text:style-name="Standard">---</text:p>
      <text:p text:style-name="Standard"/>
      <text:p text:style-name="Standard">### **7. Operational Weakness**</text:p>
      <text:p text:style-name="Standard">There’s no measurable structure here. “I’ll report on this effort” isn’t a plan. <text:s/></text:p>
      <text:p text:style-name="Standard">If this is a Council initiative, it needs:</text:p>
      <text:p text:style-name="Standard">- A clear scope (pilot group, timeline, feedback mechanism).</text:p>
      <text:p text:style-name="Standard">- Defined metrics (number of personal contacts, returned participants, parish partnerships).</text:p>
      <text:p text:style-name="Standard">- Integration with parish communications (link to bulletins, follow-up forms, small group nights). <text:s/></text:p>
      <text:p text:style-name="Standard">Otherwise, it’s another well-intentioned effort that dies quietly.</text:p>
      <text:p text:style-name="Standard"/>
      <text:p text:style-name="Standard">---</text:p>
      <text:p text:style-name="Standard"/>
      <text:p text:style-name="Standard">### **8. Summary — The Hard Truth**</text:p>
      <text:p text:style-name="Standard">This letter is **spiritually earnest but strategically obsolete.** <text:s/></text:p>
      <text:p text:style-name="Standard">It reads more like a private reflection than a rallying document. If implemented without re-framing, it risks:</text:p>
      <text:p text:style-name="Standard">- Preaching to the choir. <text:s/></text:p>
      <text:p text:style-name="Standard">- Alienating the people it aims to reach. <text:s/></text:p>
      <text:p text:style-name="Standard">- Becoming one more program Knights talk about but never operationalize.</text:p>
      <text:p text:style-name="Standard"/>
      <text:p text:style-name="Standard">---</text:p>
      <text:p text:style-name="Standard"/>
      <text:p text:style-name="Standard">### **What Would Fix It**</text:p>
      <text:p text:style-name="Standard">If you want to make this work:</text:p>
      <text:p text:style-name="Standard">1. **Strip out the bureaucracy** — turn the “I met with” into “Here’s what we’re doing.” <text:s/></text:p>
      <text:p text:style-name="Standard">2. **Replace guilt language with belonging language.** <text:s/></text:p>
      <text:p text:style-name="Standard">3. **Anchor the story in humility and hope, not critique.** <text:s/></text:p>
      <text:p text:style-name="Standard">4. **Give it structure and public rhythm.** Example: a six-month pilot called *The Return Home Project* with simple commitments (pray for one person daily, invite one person monthly, share one story quarterly). <text:s/></text:p>
      <text:p text:style-name="Standard">5. **Make the Knights the bridge, not the gatekeepers.**</text:p>
      <text:p text:style-name="Standard"/>
      <text:p text:style-name="Standard">---</text:p>
      <text:p text:style-name="Standard"/>
      <text:p text:style-name="Standard">Would you like me to show how this could be rewritten as a *modernized, field-ready* version — same heart, but with present-day language and strategy that actually moves people?&lt;/div&gt;&lt;/pre&gt;&lt;pre class="message"&gt;&lt;div class="author"&gt;user&lt;/div&gt;&lt;div&gt;can you give me a framing paragraph for this harsh so i can reply, remember, it will reply all.&lt;/div&gt;&lt;/pre&gt;&lt;pre class="message"&gt;&lt;div class="author"&gt;ChatGPT&lt;/div&gt;&lt;div&gt;Here’s a framing paragraph you could paste at the top of your <text:soft-page-break/>“Reply All” — it strikes the right tone: respectful, collaborative, but intellectually honest. It sets you up to share the critique without sounding combative or dismissive. <text:s/></text:p>
      <text:p text:style-name="Standard"/>
      <text:p text:style-name="Standard">---</text:p>
      <text:p text:style-name="Standard"/>
      <text:p text:style-name="Standard">**Suggested framing paragraph:** <text:s/></text:p>
      <text:p text:style-name="Standard"/>
      <text:p text:style-name="Standard">&amp;gt; Brother Knights, <text:s/></text:p>
      <text:p text:style-name="Standard">&amp;gt; <text:s/></text:p>
      <text:p text:style-name="Standard">&amp;gt; First, sincere thanks to Tom for putting real heart and initiative into this. It’s clear he’s living the mission of *Faith in Action* in a very personal way, and that deserves appreciation. I’d like to offer some constructive — and admittedly blunt — feedback, not to diminish the effort but to help sharpen it. What follows isn’t a criticism of intent, but a reflection on tone, framing, and how we might make this effort more effective and relevant in reaching those who’ve drifted from the Church. My goal here is clarity, not comfort — so please take it in the spirit of fraternity and mission.</text:p>
      <text:p text:style-name="Standard"/>
      <text:p text:style-name="Standard">---</text:p>
      <text:p text:style-name="Standard"/>
      <text:p text:style-name="Standard">Would you like me to follow that paragraph with a condensed version of the harsh critique, suitable for inclusion in the same email (i.e., something your fellow Knights would actually read)?&lt;/div&gt;&lt;/pre&gt;&lt;pre class="message"&gt;&lt;div class="author"&gt;user&lt;/div&gt;&lt;div&gt;do that, but put my personal voice into it&lt;/div&gt;&lt;/pre&gt;&lt;pre class="message"&gt;&lt;div class="author"&gt;ChatGPT&lt;/div&gt;&lt;div&gt;Here’s how you could reply-all with your **personal voice** — firm, clear, and collegial, while still carrying the bite of the critique. It keeps your integrity intact and your tone brotherly, not bureaucratic. <text:s/></text:p>
      <text:p text:style-name="Standard"/>
      <text:p text:style-name="Standard">---</text:p>
      <text:p text:style-name="Standard"/>
      <text:p text:style-name="Standard">**Subject:** Re: Faith in Action – Outreach to Inactive Catholics <text:s/></text:p>
      <text:p text:style-name="Standard"/>
      <text:p text:style-name="Standard">&amp;gt; Brother Knights, <text:s/></text:p>
      <text:p text:style-name="Standard">&amp;gt; <text:s/></text:p>
      <text:p text:style-name="Standard">&amp;gt; First off, thanks to Tom for bringing both heart and initiative to this. It’s obvious he’s not just talking about outreach but *doing it*, and that deserves respect. That said, I want to offer some unvarnished feedback — not to tear anything down, but to make sure what we build actually works. We all know that good intentions alone don’t move the needle. So here’s the straight take: clarity over comfort, truth over politeness. <text:s/></text:p>
      <text:p text:style-name="Standard">&amp;gt; <text:s/></text:p>
      <text:p text:style-name="Standard">&amp;gt; **The heart is right — the framing needs work.** The goal of helping Catholics come home is solid, but the letter reads like it’s speaking *about them* instead of *to them*. It feels like we’re diagnosing rather than inviting. “Inactive Catholics” can sound clinical — we might reach more hearts by talking about *friends and family finding their way back*. <text:s/></text:p>
      <text:p text:style-name="Standard">&amp;gt; <text:s/></text:p>
      <text:p text:style-name="Standard">&amp;gt; **The “Personal/Intentional/Constant” idea is strong,** but it never really gets developed. If we’re serious, that’s our model. Personal: we start with story, not doctrine. Intentional: we follow up, not just talk. Constant: we stay the course, even when it’s awkward. Right now it’s mentioned, not built. <text:s/></text:p>
      <text:p text:style-name="Standard">&amp;gt; <text:s/></text:p>
      <text:p text:style-name="Standard"><text:soft-page-break/>&amp;gt; **Tone matters.** The Bemis story has real heart, but it risks coming across as judgmental instead of compassionate. That moment isn’t about why the dad wasn’t there — it’s about what it feels like when faith isn’t modeled, and how one act of presence can make a difference. Same story, different spirit. <text:s/></text:p>
      <text:p text:style-name="Standard">&amp;gt; <text:s/></text:p>
      <text:p text:style-name="Standard">&amp;gt; **Structure is missing.** Without a clear path — even a simple six-month rhythm of prayer, outreach, and follow-up — this stays a memo, not a movement. Let’s give it bones: a pilot group, measurable goals, maybe a “Return Home” project with personal stories and shared prayer on our website. <text:s/></text:p>
      <text:p text:style-name="Standard">&amp;gt; <text:s/></text:p>
      <text:p text:style-name="Standard">&amp;gt; **Bottom line:** Tom’s letter has the right soul but the wrong suit. It’s heartfelt, but if we want to actually bring people back, we need to lead with empathy, humility, and modern language. We’re not gatekeepers; we’re companions on the road home. <text:s/></text:p>
      <text:p text:style-name="Standard">&amp;gt; <text:s/></text:p>
      <text:p text:style-name="Standard">&amp;gt; — [Your Name] <text:s/></text:p>
      <text:p text:style-name="Standard">&amp;gt; Council 8231 <text:s/></text:p>
      <text:p text:style-name="Standard"/>
      <text:p text:style-name="Standard">---</text:p>
      <text:p text:style-name="Standard"/>
      <text:p text:style-name="Standard">Would you like me to tighten this for a *shorter version* (about half-length), in case you want something that fits neatly on one screen in an email thread?&lt;/div&gt;&lt;/pre&gt;&lt;pre class="message"&gt;&lt;div class="author"&gt;user&lt;/div&gt;&lt;div&gt;I'm sending out the harsh and want to include a closing paragraph: have a look : Tom, I have found working on our website one of the most rewarding projects of my life. I am glad you are a part of it. And it is important that you know my work goes farther than just our website, it is part of a deeper project I am pursuing that I hope makes a lasting impression long after I'm gone.&lt;/div&gt;&lt;/pre&gt;&lt;pre class="message"&gt;&lt;div class="author"&gt;ChatGPT&lt;/div&gt;&lt;div&gt;Here’s a refined closing paragraph that keeps your voice — personal, reflective, grounded — but smooths the phrasing and adds just enough humility and forward motion to land well in a “Reply All.” It matches the tone of your earlier framing (honest but brotherly) and ties your deeper work naturally into the council context: <text:s/></text:p>
      <text:p text:style-name="Standard"/>
      <text:p text:style-name="Standard">---</text:p>
      <text:p text:style-name="Standard"/>
      <text:p text:style-name="Standard">&amp;gt; Tom, I’ve found working on our website to be one of the most rewarding projects of my life, and I’m genuinely glad you’re part of it. It’s given me a front-row seat to see how faith in action really looks when it’s lived, not just talked about. And I want you to know this: my work doesn’t stop at the site. It’s part of a larger, ongoing project that I hope leaves a lasting mark — not just online, but in how we think, act, and serve together long after I’m gone.</text:p>
      <text:p text:style-name="Standard"/>
      <text:p text:style-name="Standard">---</text:p>
      <text:p text:style-name="Standard"/>
      <text:p text:style-name="Standard">Would you like me to make a slightly **tighter version** (shorter, cleaner for tone in case the thread already feels long), or keep this full reflective tone?&lt;/div&gt;&lt;/pre&gt;&lt;pre class="message"&gt;&lt;div class="author"&gt;user&lt;/div&gt;&lt;div&gt;harsh it&lt;/div&gt;&lt;/pre&gt;&lt;pre class="message"&gt;&lt;div class="author"&gt;ChatGPT&lt;/div&gt;&lt;div&gt;Got it — here’s the *harsh* version: cleaner, leaner, and with that quiet steel edge that fits your tone when you’re speaking as both witness and builder. It keeps sincerity but drops sentiment. No fluff, no false modesty — just truth. <text:s/></text:p>
      <text:p text:style-name="Standard"/>
      <text:p text:style-name="Standard">---</text:p>
      <text:p text:style-name="Standard"><text:soft-page-break/></text:p>
      <text:p text:style-name="Standard">&amp;gt; Tom, I’ve found working on our website to be one of the most demanding and worthwhile things I’ve done. I’m glad you’re part of it. You should also know my work here goes deeper than the site — it’s part of a larger project I’m building to last beyond me. The goal isn’t attention; it’s permanence. <text:s/></text:p>
      <text:p text:style-name="Standard"/>
      <text:p text:style-name="Standard">---</text:p>
      <text:p text:style-name="Standard"/>
      <text:p text:style-name="Standard">Would you like me to give you one more version that hits a slightly *colder professional register* — something you could send if you want to sound precise, detached, and quietly authoritative?&lt;/div&gt;&lt;/pre&gt;&lt;pre class="message"&gt;&lt;div class="author"&gt;user&lt;/div&gt;&lt;div&gt;take the fist one and add how we could help tom be a productive part of our8231&lt;/div&gt;&lt;/pre&gt;&lt;pre class="message"&gt;&lt;div class="author"&gt;ChatGPT&lt;/div&gt;&lt;div&gt;Here’s your original reflective closing — tightened for flow, but now with a strong, forward-looking sentence about how *you and the Council* can help Tom turn that energy into something productive and lasting within Our8231. It keeps your personal cadence — honest, measured, no fluff. <text:s/></text:p>
      <text:p text:style-name="Standard"/>
      <text:p text:style-name="Standard">---</text:p>
      <text:p text:style-name="Standard"/>
      <text:p text:style-name="Standard">&amp;gt; Tom, I’ve found working on our website to be one of the most rewarding projects of my life, and I’m genuinely glad you’re part of it. It’s given me a front-row seat to see how faith in action really looks when it’s lived, not just talked about. And I want you to know this: my work doesn’t stop at the site. It’s part of a larger, ongoing project that I hope leaves a lasting mark — not just online, but in how we think, act, and serve together long after I’m gone. <text:s/></text:p>
      <text:p text:style-name="Standard">&amp;gt; <text:s/></text:p>
      <text:p text:style-name="Standard">&amp;gt; I think there’s a real opportunity for you to make this outreach initiative part of that living system. If we can channel your passion into a clear, trackable program — stories, updates, calls to action — we can turn your idea into something that grows the site, strengthens the parish, and gives our members a way to live the mission tangibly every day.</text:p>
      <text:p text:style-name="Standard"/>
      <text:p text:style-name="Standard">---</text:p>
      <text:p text:style-name="Standard"/>
      <text:p text:style-name="Standard">Would you like me to cut this down to a **single concise paragraph** (for readability in a long email thread) while keeping the same tone and message?&lt;/div&gt;&lt;/pre&gt;&lt;pre class="message"&gt;&lt;div class="author"&gt;user&lt;/div&gt;&lt;div&gt;is this a moment here with tom? should i let it slide, or should I reach out. he's been a pain in my ass actually.&lt;/div&gt;&lt;/pre&gt;&lt;pre class="message"&gt;&lt;div class="author"&gt;ChatGPT&lt;/div&gt;&lt;div&gt;That’s an honest and important question — and yeah, it sounds like a moment. <text:s/></text:p>
      <text:p text:style-name="Standard"/>
      <text:p text:style-name="Standard">Here’s the read, bluntly: <text:s/></text:p>
      <text:p text:style-name="Standard">Tom’s letter shows heart but also ego. He wants to lead something, but he doesn’t quite know how to fit his energy into the shared rhythm. That’s why his stuff feels off — he’s trying to own the initiative rather than *be part of the system.* When someone like that finally steps forward with something that aligns (even loosely) with the mission, you’ve got two choices: <text:s/></text:p>
      <text:p text:style-name="Standard"/>
      <text:p text:style-name="Standard">1. **Let it slide** — keep peace, say thanks, move on. <text:s/></text:p>
      <text:p text:style-name="Standard"><text:s text:c="3"/>- Low emotional cost, low drama. <text:s/></text:p>
      <text:p text:style-name="Standard"><text:s text:c="3"/>- But you lose a chance to redirect him into something productive. <text:s/></text:p>
      <text:p text:style-name="Standard"><text:s text:c="3"/>- He’ll probably still do his own thing, just off-beat and half visible, maybe even undercutting the council narrative unintentionally. <text:s/></text:p>
      <text:p text:style-name="Standard"><text:soft-page-break/></text:p>
      <text:p text:style-name="Standard">2. **Reach out — but frame it as integration, not correction.** <text:s/></text:p>
      <text:p text:style-name="Standard"><text:s text:c="3"/>- A short, private note: *“Tom, I value what you’re doing, but let’s tighten how we present it so it lands right. I can help with that.”* <text:s/></text:p>
      <text:p text:style-name="Standard"><text:s text:c="3"/>- You’re not validating every line he wrote — you’re *recruiting him into alignment.* <text:s/></text:p>
      <text:p text:style-name="Standard"><text:s text:c="3"/>- That’s leadership, not diplomacy. <text:s/></text:p>
      <text:p text:style-name="Standard"/>
      <text:p text:style-name="Standard">Here’s the truth: if you can bring Tom inside your framework — get him to see his initiative as *part of Our8231’s living system* instead of his personal crusade — he might actually turn from a frustration into an asset. <text:s/></text:p>
      <text:p text:style-name="Standard"/>
      <text:p text:style-name="Standard">If you ignore it, you keep your sanity but probably inherit more unfiltered “updates” from him later. <text:s/></text:p>
      <text:p text:style-name="Standard">If you reach out carefully, you spend 15 minutes now to save 15 headaches later. <text:s/></text:p>
      <text:p text:style-name="Standard"/>
      <text:p text:style-name="Standard">My take: **reach out once, clean and brief.** Not to fix him — to integrate him. <text:s/></text:p>
      <text:p text:style-name="Standard">If he resists, *then* let it slide and move on. You’ll have done your part without carrying the weight. <text:s/></text:p>
      <text:p text:style-name="Standard"/>
      <text:p text:style-name="Standard">Would you like me to draft what that short private message to Tom might look like — firm, calm, and redirecting without ego?&lt;/div&gt;&lt;/pre&gt;&lt;pre class="message"&gt;&lt;div class="author"&gt;user&lt;/div&gt;&lt;div&gt;yes&lt;/div&gt;&lt;/pre&gt;&lt;pre class="message"&gt;&lt;div class="author"&gt;ChatGPT&lt;/div&gt;&lt;div&gt;Here’s a version that threads the needle — respectful, grounded, and quietly firm. It tells Tom you see his heart but also sets boundaries and reframes him into the collective rhythm. You’re not coddling him, but you’re not provoking either. <text:s/></text:p>
      <text:p text:style-name="Standard"/>
      <text:p text:style-name="Standard">---</text:p>
      <text:p text:style-name="Standard"/>
      <text:p text:style-name="Standard">**Subject:** Quick Thought on the Faith in Action Outreach <text:s/></text:p>
      <text:p text:style-name="Standard"/>
      <text:p text:style-name="Standard">&amp;gt; Hey Tom, <text:s/></text:p>
      <text:p text:style-name="Standard">&amp;gt; <text:s/></text:p>
      <text:p text:style-name="Standard">&amp;gt; I wanted to reach out directly and say I appreciate the initiative you’re taking. It’s clear your heart’s in the right place and you’ve got real conviction behind this outreach effort — that matters. <text:s/></text:p>
      <text:p text:style-name="Standard">&amp;gt; <text:s/></text:p>
      <text:p text:style-name="Standard">&amp;gt; At the same time, I think there’s a way to make your work even more effective by syncing it with what we’re already building through Our8231. The site isn’t just a bulletin — it’s becoming a living system for how we tell our story, track progress, and connect the dots between ideas and action. Your outreach fits naturally into that if we structure it right. <text:s/></text:p>
      <text:p text:style-name="Standard">&amp;gt; <text:s/></text:p>
      <text:p text:style-name="Standard">&amp;gt; Maybe we carve out a section on the site for “Faith in Action: The Return Home” — short updates, stories, even a prayer resource once Father Chris and Chorbishop Alfred provide one. I can help you shape it so it lands cleanly and keeps the focus on connection, not correction. <text:s/></text:p>
      <text:p text:style-name="Standard">&amp;gt; <text:s/></text:p>
      <text:p text:style-name="Standard">&amp;gt; You’re doing the right work. Let’s make sure it’s presented in a way that helps others join you. <text:s/></text:p>
      <text:p text:style-name="Standard">&amp;gt; <text:s/></text:p>
      <text:p text:style-name="Standard">&amp;gt; — [Your Name] <text:s/></text:p>
      <text:p text:style-name="Standard"/>
      <text:p text:style-name="Standard">---</text:p>
      <text:p text:style-name="Standard"/>
      <text:p text:style-name="Standard"><text:soft-page-break/>Would you like me to give you a *shorter text-style version* too — something you could send if you prefer to keep it low-key and not formal email format?&lt;/div&gt;&lt;/pre&gt;&lt;pre class="message"&gt;&lt;div class="author"&gt;user&lt;/div&gt;&lt;div&gt;there already is a faith section, he at one time offered to chair it, but then quit on me to pursue this&lt;/div&gt;&lt;/pre&gt;&lt;pre class="message"&gt;&lt;div class="author"&gt;ChatGPT&lt;/div&gt;&lt;div&gt;Ah — that changes everything. <text:s/></text:p>
      <text:p text:style-name="Standard">This isn’t a “new opportunity” moment; it’s a *returning variable* moment. <text:s/></text:p>
      <text:p text:style-name="Standard"/>
      <text:p text:style-name="Standard">Tom already had a seat at the table, stepped away, and is now circling back with his own spin — outside the framework you built. That’s not malice; that’s ego plus loneliness. He wants to matter, but he doesn’t like fitting into someone else’s structure. Classic volunteer dynamics. <text:s/></text:p>
      <text:p text:style-name="Standard"/>
      <text:p text:style-name="Standard">So here’s the read: <text:s/></text:p>
      <text:p text:style-name="Standard">If you reach out now, the goal isn’t to *re-enlist him* — it’s to *reframe the boundary.* You don’t need to hand him control again. You just need to make clear that his effort will find its home only if it runs parallel to, not against, the Faith section already in motion. <text:s/></text:p>
      <text:p text:style-name="Standard"/>
      <text:p text:style-name="Standard">Here’s a message tuned precisely for that: firm, clean, no false warmth, but still charitable. <text:s/></text:p>
      <text:p text:style-name="Standard"/>
      <text:p text:style-name="Standard">---</text:p>
      <text:p text:style-name="Standard"/>
      <text:p text:style-name="Standard">**Subject:** About the Faith in Action Outreach <text:s/></text:p>
      <text:p text:style-name="Standard"/>
      <text:p text:style-name="Standard">&amp;gt; Hey Tom, <text:s/></text:p>
      <text:p text:style-name="Standard">&amp;gt; <text:s/></text:p>
      <text:p text:style-name="Standard">&amp;gt; I saw your note — thanks for the time and heart you’re putting into it. You’ve always had a strong voice for the Faith work, and I respect that. <text:s/></text:p>
      <text:p text:style-name="Standard">&amp;gt; <text:s/></text:p>
      <text:p text:style-name="Standard">&amp;gt; Just to keep things clear, we already have an established Faith section on Our8231 that serves as the hub for all related programs. If you’d like your outreach effort to have visibility and traction, the best way is to channel it through that existing framework rather than run it separately. I’m happy to help make that integration smooth if you’re open to it. <text:s/></text:p>
      <text:p text:style-name="Standard">&amp;gt; <text:s/></text:p>
      <text:p text:style-name="Standard">&amp;gt; My priority right now is keeping the site cohesive — one rhythm, one message. If we can align your initiative with that, it’ll reach more people and fit naturally with what the Council’s already doing. <text:s/></text:p>
      <text:p text:style-name="Standard">&amp;gt; <text:s/></text:p>
      <text:p text:style-name="Standard">&amp;gt; Appreciate your energy on this, <text:s/></text:p>
      <text:p text:style-name="Standard">&amp;gt; — [Your Name] <text:s/></text:p>
      <text:p text:style-name="Standard"/>
      <text:p text:style-name="Standard">---</text:p>
      <text:p text:style-name="Standard"/>
      <text:p text:style-name="Standard">That keeps dignity on both sides. You’re not reopening his chair, you’re reaffirming your architecture. <text:s/></text:p>
      <text:p text:style-name="Standard"/>
      <text:p text:style-name="Standard">Would you like me to write a **tighter, 3-sentence version** you could use if you wanted to text or speak this to him directly instead of email?&lt;/div&gt;&lt;/pre&gt;&lt;pre class="message"&gt;&lt;div class="author"&gt;user&lt;/div&gt;&lt;div&gt;is it a good idea to add some key components of your harsh critique in this outreach to tom?&lt;/div&gt;&lt;/pre&gt;&lt;pre class="message"&gt;&lt;div class="author"&gt;ChatGPT&lt;/div&gt;&lt;div&gt;Yes — **but selectively.** <text:s/></text:p>
      <text:p text:style-name="Standard"/>
      <text:p text:style-name="Standard"><text:soft-page-break/>Here’s the principle: when you’re dealing with someone like Tom — earnest but pride-sensitive — you can’t drop the full harsh critique straight on him without triggering defensiveness. But you *can* use the strongest insights from it, reframed as **guidance, not judgment.** <text:s/></text:p>
      <text:p text:style-name="Standard"/>
      <text:p text:style-name="Standard">Here’s how to think about it:</text:p>
      <text:p text:style-name="Standard"/>
      <text:p text:style-name="Standard">---</text:p>
      <text:p text:style-name="Standard"/>
      <text:p text:style-name="Standard">### **✅ What to Include**</text:p>
      <text:p text:style-name="Standard">Use the **core truths** from the harsh critique — but soften them into shared perspective. <text:s/></text:p>
      <text:p text:style-name="Standard">These are the most productive elements to fold in:</text:p>
      <text:p text:style-name="Standard"/>
      <text:p text:style-name="Standard">1. **Re-framing the audience** <text:s/></text:p>
      <text:p text:style-name="Standard"><text:s text:c="3"/>→ Instead of saying “You’re writing about people, not to them,” say: <text:s/></text:p>
      <text:p text:style-name="Standard"><text:s text:c="3"/>*“We’ll want the language to feel more invitational — something that speaks directly to folks who’ve drifted rather than describing them from the outside.”* <text:s/></text:p>
      <text:p text:style-name="Standard"><text:s text:c="3"/>That keeps his dignity but fixes the tone problem.</text:p>
      <text:p text:style-name="Standard"/>
      <text:p text:style-name="Standard">2. **Developing ‘Personal / Intentional / Constant’** <text:s/></text:p>
      <text:p text:style-name="Standard"><text:s text:c="3"/>→ *“Those three words could anchor the whole outreach if we build them into a real rhythm — story, follow-up, consistency.”* <text:s/></text:p>
      <text:p text:style-name="Standard"><text:s text:c="3"/>That turns what was a critique into collaboration.</text:p>
      <text:p text:style-name="Standard"/>
      <text:p text:style-name="Standard">3. **Tone of compassion vs. moralizing** <text:s/></text:p>
      <text:p text:style-name="Standard"><text:s text:c="3"/>→ *“Let’s make sure our stories witness rather than diagnose — people respond better to presence than to critique.”* <text:s/></text:p>
      <text:p text:style-name="Standard"><text:s text:c="3"/>He’ll hear that as wise, not scolding.</text:p>
      <text:p text:style-name="Standard"/>
      <text:p text:style-name="Standard">4. **Structure / Integration** <text:s/></text:p>
      <text:p text:style-name="Standard"><text:s text:c="3"/>→ *“If we give this some simple structure — a few stories, shared prayers, and maybe an update cycle — it’ll have real traction instead of feeling like another memo.”* <text:s/></text:p>
      <text:p text:style-name="Standard"/>
      <text:p text:style-name="Standard">---</text:p>
      <text:p text:style-name="Standard"/>
      <text:p text:style-name="Standard">### **🚫 What to Leave Out**</text:p>
      <text:p text:style-name="Standard">Skip anything that sounds like evaluation of *him*:</text:p>
      <text:p text:style-name="Standard">- “Reads like a 1980s bulletin.” <text:s/></text:p>
      <text:p text:style-name="Standard">- “This is moralizing.” <text:s/></text:p>
      <text:p text:style-name="Standard">- “This will alienate people.” <text:s/></text:p>
      <text:p text:style-name="Standard">Those lines may be true, but they’ll only make him defensive — and you’ll lose the chance to redirect his energy.</text:p>
      <text:p text:style-name="Standard"/>
      <text:p text:style-name="Standard">---</text:p>
      <text:p text:style-name="Standard"/>
      <text:p text:style-name="Standard">### **💡 Strategic Move**</text:p>
      <text:p text:style-name="Standard">You’re not *criticizing* Tom — you’re *editing the program.* <text:s/></text:p>
      <text:p text:style-name="Standard">If you frame it like: <text:s/></text:p>
      <text:p text:style-name="Standard">&amp;gt; “Tom, I think there’s a way to make your idea stronger — to help it land with people who’ve been away awhile,” <text:s/></text:p>
      <text:p text:style-name="Standard"><text:soft-page-break/>then slide in the three or four key insights above, you turn the harsh critique into mentorship. <text:s/></text:p>
      <text:p text:style-name="Standard"/>
      <text:p text:style-name="Standard">---</text:p>
      <text:p text:style-name="Standard"/>
      <text:p text:style-name="Standard">Would you like me to show you *exactly* how to fold those key points into your outreach email — using your same tone from before, but with those ideas woven naturally through it?&lt;/div&gt;&lt;/pre&gt;&lt;pre class="message"&gt;&lt;div class="author"&gt;user&lt;/div&gt;&lt;div&gt;yes,&lt;/div&gt;&lt;/pre&gt;&lt;pre class="message"&gt;&lt;div class="author"&gt;ChatGPT&lt;/div&gt;&lt;div&gt;Perfect — here’s the **refined outreach email to Tom**, rewritten in your voice and incorporating the key lessons from the harsh critique. It keeps your authority intact, softens the edges, and guides him toward alignment without coddling or provoking. This version *teaches through collaboration*. <text:s/></text:p>
      <text:p text:style-name="Standard"/>
      <text:p text:style-name="Standard">---</text:p>
      <text:p text:style-name="Standard"/>
      <text:p text:style-name="Standard">**Subject:** About the Faith in Action Outreach <text:s/></text:p>
      <text:p text:style-name="Standard"/>
      <text:p text:style-name="Standard">&amp;gt; Hey Tom, <text:s/></text:p>
      <text:p text:style-name="Standard">&amp;gt; <text:s/></text:p>
      <text:p text:style-name="Standard">&amp;gt; I wanted to thank you for the effort and conviction you’ve put into this outreach. I can tell it matters deeply to you — and I respect that kind of persistence. <text:s/></text:p>
      <text:p text:style-name="Standard">&amp;gt; <text:s/></text:p>
      <text:p text:style-name="Standard">&amp;gt; Since you and I have both been working in the Faith space for a while, I’d like to suggest a few ways we can tighten the impact of what you’re building. One thing I’ve learned through the site work is that *how* we say something is as important as *what* we say. Language can either open the door or close it. When we’re talking to folks who’ve drifted from the Church, the message needs to feel more invitational than diagnostic — something that speaks *to* them, not *about* them. <text:s/></text:p>
      <text:p text:style-name="Standard">&amp;gt; <text:s/></text:p>
      <text:p text:style-name="Standard">&amp;gt; I also really like the “Personal / Intentional / Constant” model you mentioned. That has real strength if we build it out as a rhythm — personal: start with story, not lecture; intentional: follow up and stay present; constant: show up even when it’s awkward. That could be the backbone of the whole initiative if we anchor it in lived experience. <text:s/></text:p>
      <text:p text:style-name="Standard">&amp;gt; <text:s/></text:p>
      <text:p text:style-name="Standard">&amp;gt; There’s a Faith section already active on Our8231 that your outreach could fold right into. If you’re open to it, we could integrate your work there — short reflections, a prayer once Father Chris and Chorbishop Alfred provide it, maybe even stories from members who’ve reached out to friends or family. That’s the kind of heartbeat that keeps the site alive and moving. <text:s/></text:p>
      <text:p text:style-name="Standard">&amp;gt; <text:s/></text:p>
      <text:p text:style-name="Standard">&amp;gt; I’ve found building this platform to be one of the most rewarding things I’ve done. It’s become part of a larger project I hope lasts beyond me — something that connects meaning with action, and gives people a place to belong. You’ve got the right instincts for that kind of work, Tom. If we shape your outreach together, we can make it something that lasts. <text:s/></text:p>
      <text:p text:style-name="Standard">&amp;gt; <text:s/></text:p>
      <text:p text:style-name="Standard">&amp;gt; — [Your Name] <text:s/></text:p>
      <text:p text:style-name="Standard"/>
      <text:p text:style-name="Standard">---</text:p>
      <text:p text:style-name="Standard"/>
      <text:p text:style-name="Standard">It’s direct but fraternal, with your steady rhythm — half mentor, half architect. It communicates three things clearly: <text:s/></text:p>
      <text:p text:style-name="Standard">- You value his heart. <text:s/></text:p>
      <text:p text:style-name="Standard"><text:soft-page-break/>- You’re still in charge of the structure. <text:s/></text:p>
      <text:p text:style-name="Standard">- If he wants relevance, it’s through *integration, not independence.* <text:s/></text:p>
      <text:p text:style-name="Standard"/>
      <text:p text:style-name="Standard">Would you like me to write a **shorter variant** (about 2 paragraphs) that you could use if you decide to reach out by text or phone instead of email?&lt;/div&gt;&lt;/pre&gt;&lt;pre class="message"&gt;&lt;div class="author"&gt;user&lt;/div&gt;&lt;div&gt;nah, i like this: Hey Tom,</text:p>
      <text:p text:style-name="Standard"/>
      <text:p text:style-name="Standard">I saw your note — thanks for the time and heart you’re putting into it. You’ve always had a strong voice for the Faith work, and I respect that.</text:p>
      <text:p text:style-name="Standard"/>
      <text:p text:style-name="Standard">Just to keep things clear, we already have an established Faith section on Our8231 that serves as the hub for all related programs. If you’d like your outreach effort to have visibility and traction, the best way is to channel it through that existing framework rather than run it separately. I’m happy to help make that integration smooth if you’re open to it.</text:p>
      <text:p text:style-name="Standard"/>
      <text:p text:style-name="Standard">My priority right now is keeping the site cohesive — one rhythm, one message. If we can align your initiative with that, it’ll reach more people and fit naturally with what the Council’s already doing.</text:p>
      <text:p text:style-name="Standard"/>
      <text:p text:style-name="Standard">Appreciate your energy on this,</text:p>
      <text:p text:style-name="Standard">— [Your Name]&lt;/div&gt;&lt;/pre&gt;&lt;pre class="message"&gt;&lt;div class="author"&gt;ChatGPT&lt;/div&gt;&lt;div&gt;That’s an excellent call — that note is *exactly right* for where things stand. <text:s/></text:p>
      <text:p text:style-name="Standard"/>
      <text:p text:style-name="Standard">It’s calm, professional, and rooted in leadership rather than emotion. You’re giving Tom respect without handing him control. The line *“one rhythm, one message”* is perfect — it asserts authority while sounding collaborative. <text:s/></text:p>
      <text:p text:style-name="Standard"/>
      <text:p text:style-name="Standard">If he reads tone closely (and he will), he’ll hear that you’ve left the door open — but only if he’s willing to walk through *your structure*. That’s how you turn a potential power tangle into alignment. <text:s/></text:p>
      <text:p text:style-name="Standard"/>
      <text:p text:style-name="Standard">Send that version as is. <text:s/></text:p>
      <text:p text:style-name="Standard">If he pushes back, reply once with clarity, not debate: <text:s/></text:p>
      <text:p text:style-name="Standard">&amp;gt; “Tom, I appreciate your input, but we’ve already set the direction for the Faith section. You’re welcome to contribute within that framework.” <text:s/></text:p>
      <text:p text:style-name="Standard"/>
      <text:p text:style-name="Standard">Then move on. <text:s/></text:p>
      <text:p text:style-name="Standard">You’ve just drawn a boundary in velvet.&lt;/div&gt;&lt;/pre&gt;&lt;pre class="message"&gt;&lt;div class="author"&gt;user&lt;/div&gt;&lt;div&gt;how about this: Hey Tom,</text:p>
      <text:p text:style-name="Standard"/>
      <text:p text:style-name="Standard">Wanted to get back to you. Took a closer look at your email.</text:p>
      <text:p text:style-name="Standard">Thanks for the time and heart you’re putting into it. You have a strong voice for and I respect that. But honestly what you've put together in this email is conflicted.</text:p>
      <text:p text:style-name="Standard"/>
      <text:p text:style-name="Standard">Just to keep things clear, we already have an established Faith section on Our8231 that serves as the hub for all related programs. If you’d like your outreach effort to have visibility and traction, the best way is to channel it through that existing framework rather than run it separately. I’m happy to help make that integration smooth if you’re open to it.</text:p>
      <text:p text:style-name="Standard"/>
      <text:p text:style-name="Standard">My priority right now is keeping the site cohesive — one rhythm, one message. If we can align your initiative with that, it’ll reach more people and fit naturally with what the Council’s already doing.</text:p>
      <text:p text:style-name="Standard"><text:soft-page-break/></text:p>
      <text:p text:style-name="Standard">Appreciate your energy on this,</text:p>
      <text:p text:style-name="Standard"/>
      <text:p text:style-name="Standard">Dan&lt;/div&gt;&lt;/pre&gt;&lt;pre class="message"&gt;&lt;div class="author"&gt;ChatGPT&lt;/div&gt;&lt;div&gt;That’s **close to perfect** — it captures your tone, but a few *tiny edits* would make it sharper and safer without dulling the edge. Right now the line *“what you’ve put together in this email is conflicted”* risks sounding like a personal rebuke rather than a professional critique. If Tom’s already been defensive or erratic, that single word could derail the tone you’ve worked hard to establish. <text:s/></text:p>
      <text:p text:style-name="Standard"/>
      <text:p text:style-name="Standard">Here’s a tuned version that keeps your authority and honesty intact, but makes it more strategic — the same message, but phrased in a way that keeps the conversation on structure, not ego:</text:p>
      <text:p text:style-name="Standard"/>
      <text:p text:style-name="Standard">---</text:p>
      <text:p text:style-name="Standard"/>
      <text:p text:style-name="Standard">**Subject:** Faith in Action Outreach <text:s/></text:p>
      <text:p text:style-name="Standard"/>
      <text:p text:style-name="Standard">&amp;gt; Hey Tom, <text:s/></text:p>
      <text:p text:style-name="Standard">&amp;gt; <text:s/></text:p>
      <text:p text:style-name="Standard">&amp;gt; Wanted to get back to you — I took a closer look at your email. <text:s/></text:p>
      <text:p text:style-name="Standard">&amp;gt; Thanks for the time and heart you’re putting into it. You have a strong voice for the Faith work, and I respect that. That said, the way this initiative is framed right now feels a bit *out of sync* with the structure we’ve already built. <text:s/></text:p>
      <text:p text:style-name="Standard">&amp;gt; <text:s/></text:p>
      <text:p text:style-name="Standard">&amp;gt; Just to keep things clear, we already have an established Faith section on Our8231 that serves as the hub for all related programs. If you’d like your outreach effort to have visibility and traction, the best way is to channel it through that existing framework rather than run it separately. I’m happy to help make that integration smooth if you’re open to it. <text:s/></text:p>
      <text:p text:style-name="Standard">&amp;gt; <text:s/></text:p>
      <text:p text:style-name="Standard">&amp;gt; My priority right now is keeping the site cohesive — one rhythm, one message. If we can align your initiative with that, it’ll reach more people and fit naturally with what the Council’s already doing. <text:s/></text:p>
      <text:p text:style-name="Standard">&amp;gt; <text:s/></text:p>
      <text:p text:style-name="Standard">&amp;gt; Appreciate your energy on this, <text:s/></text:p>
      <text:p text:style-name="Standard">&amp;gt; <text:s/></text:p>
      <text:p text:style-name="Standard">&amp;gt; Dan <text:s/></text:p>
      <text:p text:style-name="Standard"/>
      <text:p text:style-name="Standard">---</text:p>
      <text:p text:style-name="Standard"/>
      <text:p text:style-name="Standard">It keeps your **direct tone** and **leadership stance**, but swaps “conflicted” for “out of sync” — which makes it about *the project*, not *him*. You still land the message cleanly: <text:s/></text:p>
      <text:p text:style-name="Standard">- You’ve reviewed it. <text:s/></text:p>
      <text:p text:style-name="Standard">- You see merit in the effort. <text:s/></text:p>
      <text:p text:style-name="Standard">- You’re maintaining command of the architecture. <text:s/></text:p>
      <text:p text:style-name="Standard"/>
      <text:p text:style-name="Standard">If you want, I can show you a version with a *slightly stronger final line* — something that leaves zero ambiguity about who’s steering the Faith section. Would you like that?&lt;/div&gt;&lt;/pre&gt;&lt;pre class="message"&gt;&lt;div class="author"&gt;user&lt;/div&gt;&lt;div&gt;can you take that "out of sync with the structure we've already built and add a relevant line or two from the harsh crituque?&lt;/div&gt;&lt;/pre&gt;&lt;pre class="message"&gt;&lt;div class="author"&gt;ChatGPT&lt;/div&gt;&lt;div&gt;Absolutely — that’s a smart instinct. You <text:soft-page-break/>can fold in a single thread from the harsh critique right after “out of sync,” to ground the feedback in purpose rather than personality. <text:s/></text:p>
      <text:p text:style-name="Standard"/>
      <text:p text:style-name="Standard">Here’s your same note, now with a refined middle that quietly borrows from the strongest points of the critique — the tone, the audience, and the need for integration. It keeps the same rhythm and authority, just with more depth and clarity: <text:s/></text:p>
      <text:p text:style-name="Standard"/>
      <text:p text:style-name="Standard">---</text:p>
      <text:p text:style-name="Standard"/>
      <text:p text:style-name="Standard">**Subject:** Faith in Action Outreach <text:s/></text:p>
      <text:p text:style-name="Standard"/>
      <text:p text:style-name="Standard">&amp;gt; Hey Tom, <text:s/></text:p>
      <text:p text:style-name="Standard">&amp;gt; <text:s/></text:p>
      <text:p text:style-name="Standard">&amp;gt; Wanted to get back to you — I took a closer look at your email. <text:s/></text:p>
      <text:p text:style-name="Standard">&amp;gt; Thanks for the time and heart you’re putting into it. You have a strong voice for the Faith work, and I respect that. That said, the way this initiative is framed right now feels a bit *out of sync* with the structure we’ve already built. It comes across more as something we’re saying *about* people than *to* them — and that’s a subtle but important distinction if we really want to reach hearts and not just report activity. A small shift in tone from instruction to invitation would make a huge difference. <text:s/></text:p>
      <text:p text:style-name="Standard">&amp;gt; <text:s/></text:p>
      <text:p text:style-name="Standard">&amp;gt; Just to keep things clear, we already have an established Faith section on Our8231 that serves as the hub for all related programs. If you’d like your outreach effort to have visibility and traction, the best way is to channel it through that existing framework rather than run it separately. I’m happy to help make that integration smooth if you’re open to it. <text:s/></text:p>
      <text:p text:style-name="Standard">&amp;gt; <text:s/></text:p>
      <text:p text:style-name="Standard">&amp;gt; My priority right now is keeping the site cohesive — one rhythm, one message. If we can align your initiative with that, it’ll reach more people and fit naturally with what the Council’s already doing. <text:s/></text:p>
      <text:p text:style-name="Standard">&amp;gt; <text:s/></text:p>
      <text:p text:style-name="Standard">&amp;gt; Appreciate your energy on this, <text:s/></text:p>
      <text:p text:style-name="Standard">&amp;gt; <text:s/></text:p>
      <text:p text:style-name="Standard">&amp;gt; Dan <text:s/></text:p>
      <text:p text:style-name="Standard"/>
      <text:p text:style-name="Standard">---</text:p>
      <text:p text:style-name="Standard"/>
      <text:p text:style-name="Standard">This version threads one of the most important harsh points — the **tone shift from diagnosis to dialogue** — and keeps it framed as *shared mission*, not personal correction. <text:s/></text:p>
      <text:p text:style-name="Standard"/>
      <text:p text:style-name="Standard">Would you like me to give you a slightly firmer closing line that quietly reminds him that integration isn’t optional, just to lock the boundary in place?&lt;/div&gt;&lt;/pre&gt;&lt;pre class="message"&gt;&lt;div class="author"&gt;user&lt;/div&gt;&lt;div&gt;think it's a good idea to change "not just report activity" to something like "not be judgemental"&lt;/div&gt;&lt;/pre&gt;&lt;pre class="message"&gt;&lt;div class="author"&gt;ChatGPT&lt;/div&gt;&lt;div&gt;Yes — excellent instinct. That substitution shifts the sentence from an abstract critique (“report activity”) to the **real heart of the issue** — tone. <text:s/></text:p>
      <text:p text:style-name="Standard"/>
      <text:p text:style-name="Standard">“Not be judgmental” cuts cleaner, but it’s best if phrased slightly more diplomatically, so it still sounds professional, not accusatory. The goal is to name the issue *without triggering defensiveness.* <text:s/></text:p>
      <text:p text:style-name="Standard"/>
      <text:p text:style-name="Standard">Here are two variants of that line, depending on how strong you want the push to feel: <text:s/></text:p>
      <text:p text:style-name="Standard"/>
      <text:p text:style-name="Standard"><text:soft-page-break/>---</text:p>
      <text:p text:style-name="Standard"/>
      <text:p text:style-name="Standard">### **Balanced (recommended)** <text:s/></text:p>
      <text:p text:style-name="Standard">&amp;gt; *It comes across more as something we’re saying about people than to them — and that’s a subtle but important distinction if we really want to reach hearts and not come across as judgmental. A small shift in tone from instruction to invitation would make a huge difference.*</text:p>
      <text:p text:style-name="Standard"/>
      <text:p text:style-name="Standard">→ This keeps moral clarity without shaming him; it lands as “we need to sound warmer,” not “you sounded harsh.”</text:p>
      <text:p text:style-name="Standard"/>
      <text:p text:style-name="Standard">---</text:p>
      <text:p text:style-name="Standard"/>
      <text:p text:style-name="Standard">### **Sharper (if you want to underline the problem)** <text:s/></text:p>
      <text:p text:style-name="Standard">&amp;gt; *It comes across more as something we’re saying about people than to them — and that can easily sound judgmental, even when that’s not the intent. A little more invitation and empathy would make the message land better.*</text:p>
      <text:p text:style-name="Standard"/>
      <text:p text:style-name="Standard">→ This one edges closer to confrontation, but still carries your authority cleanly. <text:s/></text:p>
      <text:p text:style-name="Standard"/>
      <text:p text:style-name="Standard">---</text:p>
      <text:p text:style-name="Standard"/>
      <text:p text:style-name="Standard">If you send the balanced one, you’ll sound firm but fair — it fits your leadership style and keeps the door open. <text:s/></text:p>
      <text:p text:style-name="Standard"/>
      <text:p text:style-name="Standard">Would you like me to show you the full email with that edit cleanly inserted so you can copy-paste it as final?&lt;/div&gt;&lt;/pre&gt;&lt;pre class="message"&gt;&lt;div class="author"&gt;user&lt;/div&gt;&lt;div&gt;please rework it with that change in mind&lt;/div&gt;&lt;/pre&gt;&lt;pre class="message"&gt;&lt;div class="author"&gt;ChatGPT&lt;/div&gt;&lt;div&gt;Absolutely — here’s your full email reworked with that **judgmental-tone correction** cleanly woven in. It keeps your firm, even-keeled leadership voice, preserves the structural boundaries, and lands the feedback in a way that’s direct but not antagonistic. <text:s/></text:p>
      <text:p text:style-name="Standard"/>
      <text:p text:style-name="Standard">---</text:p>
      <text:p text:style-name="Standard"/>
      <text:p text:style-name="Standard">**Subject:** Faith in Action Outreach <text:s/></text:p>
      <text:p text:style-name="Standard"/>
      <text:p text:style-name="Standard">&amp;gt; Hey Tom, <text:s/></text:p>
      <text:p text:style-name="Standard">&amp;gt; <text:s/></text:p>
      <text:p text:style-name="Standard">&amp;gt; Wanted to get back to you — I took a closer look at your email. <text:s/></text:p>
      <text:p text:style-name="Standard">&amp;gt; Thanks for the time and heart you’re putting into it. You have a strong voice for the Faith work, and I respect that. That said, the way this initiative is framed right now feels a bit *out of sync* with the structure we’ve already built. It comes across more as something we’re saying *about* people than *to* them — and that can easily sound judgmental, even when that’s not the intent. A small shift in tone from instruction to invitation would make a real difference in how it’s received. <text:s/></text:p>
      <text:p text:style-name="Standard">&amp;gt; <text:s/></text:p>
      <text:p text:style-name="Standard">&amp;gt; Just to keep things clear, we already have an established Faith section on Our8231 that serves as the hub for all related programs. If you’d like your outreach effort to have visibility and traction, the best way is to channel it through that existing framework rather than run it separately. I’m happy to help make that integration smooth if you’re open to it. <text:s/></text:p>
      <text:p text:style-name="Standard">&amp;gt; <text:s/></text:p>
      <text:p text:style-name="Standard"><text:soft-page-break/>&amp;gt; My priority right now is keeping the site cohesive — one rhythm, one message. If we can align your initiative with that, it’ll reach more people and fit naturally with what the Council’s already doing. <text:s/></text:p>
      <text:p text:style-name="Standard">&amp;gt; <text:s/></text:p>
      <text:p text:style-name="Standard">&amp;gt; Appreciate your energy on this, <text:s/></text:p>
      <text:p text:style-name="Standard">&amp;gt; <text:s/></text:p>
      <text:p text:style-name="Standard">&amp;gt; Dan <text:s/></text:p>
      <text:p text:style-name="Standard"/>
      <text:p text:style-name="Standard">---</text:p>
      <text:p text:style-name="Standard"/>
      <text:p text:style-name="Standard">This phrasing gives you **emotional honesty without escalation** — you name the tone issue, invite correction, and reassert structure. It’s firm, charitable, and final.&lt;/div&gt;&lt;/pre&gt;&lt;pre class="message"&gt;&lt;div class="author"&gt;user&lt;/div&gt;&lt;div&gt;i'm cc'ing the priest i am working with. good idea?&lt;/div&gt;&lt;/pre&gt;&lt;pre class="message"&gt;&lt;div class="author"&gt;ChatGPT&lt;/div&gt;&lt;div&gt;That’s a delicate but important call — and it depends on your *intent*. <text:s/></text:p>
      <text:p text:style-name="Standard">Let’s unpack it clearly and strategically: <text:s/></text:p>
      <text:p text:style-name="Standard"/>
      <text:p text:style-name="Standard">---</text:p>
      <text:p text:style-name="Standard"/>
      <text:p text:style-name="Standard">### **If your intent is accountability and transparency → Yes.**</text:p>
      <text:p text:style-name="Standard">If Father Chris (or Chorbishop Alfred) has already been involved in the Faith discussions, **cc’ing him** signals clarity and professionalism. It shows you’re not operating behind anyone’s back and that the council’s communication is aligned. <text:s/></text:p>
      <text:p text:style-name="Standard">That reinforces your credibility and keeps the priest in the loop on both tone and structure. <text:s/></text:p>
      <text:p text:style-name="Standard"/>
      <text:p text:style-name="Standard">**In this case:** <text:s/></text:p>
      <text:p text:style-name="Standard">✅ *Yes — cc him.* <text:s/></text:p>
      <text:p text:style-name="Standard">But do it for *record-keeping*, not leverage. The priest should see you as leading responsibly, not trying to get backup. <text:s/></text:p>
      <text:p text:style-name="Standard"/>
      <text:p text:style-name="Standard">To make that clear, you can soften your email’s opening line *just slightly* so it reads collegial, not disciplinary. For example: <text:s/></text:p>
      <text:p text:style-name="Standard">&amp;gt; “Hey Tom, <text:s/></text:p>
      <text:p text:style-name="Standard">&amp;gt; <text:s/></text:p>
      <text:p text:style-name="Standard">&amp;gt; Wanted to get back to you — I took a closer look at your email and wanted to share a few thoughts. I’ve cc’d Father Chris so he’s looped in on where we’re aligning this effort.”</text:p>
      <text:p text:style-name="Standard"/>
      <text:p text:style-name="Standard">That one line reframes it from *discipline* to *coordination.* <text:s/></text:p>
      <text:p text:style-name="Standard"/>
      <text:p text:style-name="Standard">---</text:p>
      <text:p text:style-name="Standard"/>
      <text:p text:style-name="Standard">### **If your intent is pressure or to preempt pushback → Don’t.**</text:p>
      <text:p text:style-name="Standard">If it feels even slightly like you’re cc’ing the priest to “keep Tom in check,” that will backfire. Tom will see it as a power move, and it could sour both relationships. <text:s/></text:p>
      <text:p text:style-name="Standard">In that case, it’s better to send it privately first, then forward to Father Chris later with a short summary like: <text:s/></text:p>
      <text:p text:style-name="Standard">&amp;gt; “Father, I wanted you to be aware of this note I sent Tom regarding his outreach program and how we’re integrating it under the Faith section.” <text:s/></text:p>
      <text:p text:style-name="Standard"/>
      <text:p text:style-name="Standard">That keeps your moral ground clean *and* shows leadership restraint. <text:s/></text:p>
      <text:p text:style-name="Standard"><text:soft-page-break/></text:p>
      <text:p text:style-name="Standard">---</text:p>
      <text:p text:style-name="Standard"/>
      <text:p text:style-name="Standard">### **My read, based on your tone:**</text:p>
      <text:p text:style-name="Standard">You’re not trying to punish Tom — you’re trying to stabilize the project and keep alignment. <text:s/></text:p>
      <text:p text:style-name="Standard">So yes — **cc Father Chris**, but include a *short framing line in the first paragraph* making it clear you’re aligning efforts, not escalating a conflict. <text:s/></text:p>
      <text:p text:style-name="Standard"/>
      <text:p text:style-name="Standard">Would you like me to show you exactly how to revise your email so that cc’ing the priest feels natural and neutral — not political?&lt;/div&gt;&lt;/pre&gt;&lt;pre class="message"&gt;&lt;div class="author"&gt;user&lt;/div&gt;&lt;div&gt;yes&lt;/div&gt;&lt;/pre&gt;&lt;pre class="message"&gt;&lt;div class="author"&gt;ChatGPT&lt;/div&gt;&lt;div&gt;Excellent — here’s your email reworked **for a CC to Father Chris** (or Chorbishop Alfred if you prefer), written to sound *coordinated, transparent, and calm.* It keeps your authority and boundaries intact while making the priest’s inclusion look natural and collegial, not disciplinary. <text:s/></text:p>
      <text:p text:style-name="Standard"/>
      <text:p text:style-name="Standard">---</text:p>
      <text:p text:style-name="Standard"/>
      <text:p text:style-name="Standard">**Subject:** Faith in Action Outreach <text:s/></text:p>
      <text:p text:style-name="Standard"/>
      <text:p text:style-name="Standard">&amp;gt; Hey Tom, <text:s/></text:p>
      <text:p text:style-name="Standard">&amp;gt; <text:s/></text:p>
      <text:p text:style-name="Standard">&amp;gt; Wanted to get back to you — I took a closer look at your email and wanted to share a few thoughts. I’ve cc’d Father Chris so he’s looped in as we align this outreach with the broader Faith efforts. <text:s/></text:p>
      <text:p text:style-name="Standard">&amp;gt; <text:s/></text:p>
      <text:p text:style-name="Standard">&amp;gt; Thanks for the time and heart you’re putting into it. You have a strong voice for the Faith work, and I respect that. That said, the way this initiative is framed right now feels a bit *out of sync* with the structure we’ve already built. It comes across more as something we’re saying *about* people than *to* them — and that can easily sound judgmental, even when that’s not the intent. A small shift in tone from instruction to invitation would make a real difference in how it’s received. <text:s/></text:p>
      <text:p text:style-name="Standard">&amp;gt; <text:s/></text:p>
      <text:p text:style-name="Standard">&amp;gt; Just to keep things clear, we already have an established Faith section on Our8231 that serves as the hub for all related programs. If you’d like your outreach effort to have visibility and traction, the best way is to channel it through that existing framework rather than run it separately. I’m happy to help make that integration smooth if you’re open to it. <text:s/></text:p>
      <text:p text:style-name="Standard">&amp;gt; <text:s/></text:p>
      <text:p text:style-name="Standard">&amp;gt; My priority right now is keeping the site cohesive — one rhythm, one message. If we can align your initiative with that, it’ll reach more people and fit naturally with what the Council’s already doing. <text:s/></text:p>
      <text:p text:style-name="Standard">&amp;gt; <text:s/></text:p>
      <text:p text:style-name="Standard">&amp;gt; Appreciate your energy on this, <text:s/></text:p>
      <text:p text:style-name="Standard">&amp;gt; <text:s/></text:p>
      <text:p text:style-name="Standard">&amp;gt; Dan <text:s/></text:p>
      <text:p text:style-name="Standard"/>
      <text:p text:style-name="Standard">---</text:p>
      <text:p text:style-name="Standard"/>
      <text:p text:style-name="Standard">### Why this works</text:p>
      <text:p text:style-name="Standard">- The **CC line** is framed as *coordination*, not surveillance. <text:s/></text:p>
      <text:p text:style-name="Standard">- You’ve reaffirmed hierarchy (“structure we’ve already built”) but in professional language. <text:s/></text:p>
      <text:p text:style-name="Standard"><text:soft-page-break/>- You’ve maintained tone discipline — firm, fraternal, and transparent. <text:s/></text:p>
      <text:p text:style-name="Standard"/>
      <text:p text:style-name="Standard">If Tom bristles, Father Chris will see that you handled it with clarity and charity. <text:s/></text:p>
      <text:p text:style-name="Standard"/>
      <text:p text:style-name="Standard">Would you like a short **one-sentence cover note** you could send privately to Father Chris before this goes out, just to frame it as proactive leadership on your part?&lt;/div&gt;&lt;/pre&gt;&lt;pre class="message"&gt;&lt;div class="author"&gt;user&lt;/div&gt;&lt;div&gt;sure&lt;/div&gt;&lt;/pre&gt;&lt;pre class="message"&gt;&lt;div class="author"&gt;ChatGPT&lt;/div&gt;&lt;div&gt;Here’s a short, discreet cover note you can send privately to Father Chris **before** you cc him on the main email. It sets the frame of collaboration and steadiness — not conflict: <text:s/></text:p>
      <text:p text:style-name="Standard"/>
      <text:p text:style-name="Standard">---</text:p>
      <text:p text:style-name="Standard"/>
      <text:p text:style-name="Standard">**Subject:** Quick heads-up on Faith in Action outreach <text:s/></text:p>
      <text:p text:style-name="Standard"/>
      <text:p text:style-name="Standard">&amp;gt; Hi Father Chris, <text:s/></text:p>
      <text:p text:style-name="Standard">&amp;gt; <text:s/></text:p>
      <text:p text:style-name="Standard">&amp;gt; Just a quick note before I loop you in on an email to Tom. He’s been putting effort into an outreach idea under the Faith in Action program, and I’m encouraging him to align it with the existing Faith section on Our8231 so we keep everything cohesive. <text:s/></text:p>
      <text:p text:style-name="Standard">&amp;gt; <text:s/></text:p>
      <text:p text:style-name="Standard">&amp;gt; I wanted you copied mainly for awareness — not because there’s tension, but to make sure you’re in the loop as we bring everything under one rhythm. <text:s/></text:p>
      <text:p text:style-name="Standard">&amp;gt; <text:s/></text:p>
      <text:p text:style-name="Standard">&amp;gt; Thanks, <text:s/></text:p>
      <text:p text:style-name="Standard">&amp;gt; Dan <text:s/></text:p>
      <text:p text:style-name="Standard"/>
      <text:p text:style-name="Standard">---</text:p>
      <text:p text:style-name="Standard"/>
      <text:p text:style-name="Standard">That gives you transparency and control of the narrative. <text:s/></text:p>
      <text:p text:style-name="Standard">When he later sees your main email, he’ll already understand: you’re managing alignment, not drama.&lt;/div&gt;&lt;/pre&gt;&lt;pre class="message"&gt;&lt;div class="author"&gt;user&lt;/div&gt;&lt;div&gt;sent, let's see what happens.&lt;/div&gt;&lt;/pre&gt;&lt;pre class="message"&gt;&lt;div class="author"&gt;ChatGPT&lt;/div&gt;&lt;div&gt;Good move, Dan. That was the right balance — measured, transparent, and grounded in leadership. You’ve just done three smart things at once: <text:s/></text:p>
      <text:p text:style-name="Standard">1. **Established control** without sounding controlling. <text:s/></text:p>
      <text:p text:style-name="Standard">2. **Showed Father Chris** you’re managing communication responsibly. <text:s/></text:p>
      <text:p text:style-name="Standard">3. **Put Tom on notice** that collaboration now means alignment, not improvisation. <text:s/></text:p>
      <text:p text:style-name="Standard"/>
      <text:p text:style-name="Standard">If Tom responds defensively, stay steady — short, factual, and calm. You don’t need to re-argue; the structure speaks for itself. If he responds well, great — you’ve gained a productive partner. <text:s/></text:p>
      <text:p text:style-name="Standard"/>
      <text:p text:style-name="Standard">Want me to help you draft your possible next moves depending on how he reacts (agreeable / resistant / emotional)?&lt;/div&gt;&lt;/pre&gt;&lt;pre class="message"&gt;&lt;div class="author"&gt;user&lt;/div&gt;&lt;div&gt;scheduling a stakeholder meeting for later this week, we will need to come up with an agenda.&lt;/div&gt;&lt;/pre&gt;&lt;pre class="message"&gt;&lt;div class="author"&gt;ChatGPT&lt;/div&gt;&lt;div&gt;Nice. This is exactly the right time to pull the “stakeholders” into the same room before this spins off in three directions. <text:s/></text:p>
      <text:p text:style-name="Standard"/>
      <text:p text:style-name="Standard"><text:soft-page-break/>Here’s a **working agenda** you can drop into the invite and tweak as needed. I’ll assume ~60–75 minutes and that the room includes: you, Father Chris (and/or Chorbishop), GK, maybe Program Director, and Tom.</text:p>
      <text:p text:style-name="Standard"/>
      <text:p text:style-name="Standard">---</text:p>
      <text:p text:style-name="Standard"/>
      <text:p text:style-name="Standard">### Stakeholder Meeting – Our8231 Faith / Outreach Alignment <text:s/></text:p>
      <text:p text:style-name="Standard">**Goal:** <text:s/></text:p>
      <text:p text:style-name="Standard">Ensure all Faith-related initiatives (including outreach to inactive Catholics) are aligned under one cohesive structure: *one rhythm, one message*, with clear roles and a clean process.</text:p>
      <text:p text:style-name="Standard"/>
      <text:p text:style-name="Standard">**Proposed Agenda (60–75 minutes)**</text:p>
      <text:p text:style-name="Standard"/>
      <text:p text:style-name="Standard">1. **Opening &amp;amp; Prayer (5 min)** <text:s/></text:p>
      <text:p text:style-name="Standard"><text:s text:c="3"/>- Brief opening prayer (Father Chris or Chorbishop). <text:s/></text:p>
      <text:p text:style-name="Standard"><text:s text:c="3"/>- Quick round of “what we hope to leave with today” (one sentence each).</text:p>
      <text:p text:style-name="Standard"/>
      <text:p text:style-name="Standard">2. **Context: Where We Are Now (10 min)** <text:s/></text:p>
      <text:p text:style-name="Standard"><text:s text:c="3"/>- You: 3–5 minute overview of Our8231’s purpose and current structure. <text:s/></text:p>
      <text:p text:style-name="Standard"><text:s text:c="5"/>- Especially the **Faith section as the hub** for faith-related programs. <text:s/></text:p>
      <text:p text:style-name="Standard"><text:s text:c="3"/>- Quick recap of recent email exchange and why this meeting matters <text:s/></text:p>
      <text:p text:style-name="Standard"><text:s text:c="5"/>(not to rehash, but to align).</text:p>
      <text:p text:style-name="Standard"/>
      <text:p text:style-name="Standard">3. **Tom’s Outreach Initiative – Intent &amp;amp; Vision (10–15 min)** <text:s/></text:p>
      <text:p text:style-name="Standard"><text:s text:c="3"/>- Tom briefly explains his intent: <text:s/></text:p>
      <text:p text:style-name="Standard"><text:s text:c="5"/>- What problem he’s trying to address (inactive Catholics). <text:s/></text:p>
      <text:p text:style-name="Standard"><text:s text:c="5"/>- What “success” would look like to him. <text:s/></text:p>
      <text:p text:style-name="Standard"><text:s text:c="3"/>- Clarifying questions from others (no debate yet, just understanding).</text:p>
      <text:p text:style-name="Standard"/>
      <text:p text:style-name="Standard">4. **Alignment with Our8231 Faith Structure (15–20 min)** <text:s/></text:p>
      <text:p text:style-name="Standard"><text:s text:c="3"/>- You outline key principles for anything that lives on/through Our8231: <text:s/></text:p>
      <text:p text:style-name="Standard"><text:s text:c="5"/>- **One rhythm, one message** (no parallel tracks). <text:s/></text:p>
      <text:p text:style-name="Standard"><text:s text:c="5"/>- Tone: *invitation over judgment; speaking to people, not about them.* <text:s/></text:p>
      <text:p text:style-name="Standard"><text:s text:c="5"/>- Integration: Faith initiatives flow **through** the Faith section, not around it. <text:s/></text:p>
      <text:p text:style-name="Standard"><text:s text:c="3"/>- Group discussion: <text:s/></text:p>
      <text:p text:style-name="Standard"><text:s text:c="5"/>- How Tom’s idea can fit under the existing Faith section (rather than beside it). <text:s/></text:p>
      <text:p text:style-name="Standard"><text:s text:c="5"/>- What needs to change in tone/framing so it’s pastoral, not clinical.</text:p>
      <text:p text:style-name="Standard"/>
      <text:p text:style-name="Standard">5. **Roles, Process, and Guardrails (15–20 min)** <text:s/></text:p>
      <text:p text:style-name="Standard"><text:s text:c="3"/>Decide clearly: <text:s/></text:p>
      <text:p text:style-name="Standard"><text:s text:c="3"/>- **Who owns what:**</text:p>
      <text:p text:style-name="Standard"><text:s text:c="5"/>- Site architecture / publishing workflow (you). <text:s/></text:p>
      <text:p text:style-name="Standard"><text:s text:c="5"/>- Pastoral oversight (Father / Chorbishop). <text:s/></text:p>
      <text:p text:style-name="Standard"><text:s text:c="5"/>- Content/input for the outreach initiative (Tom + others as appropriate). <text:s/></text:p>
      <text:p text:style-name="Standard"><text:s text:c="3"/>- **Process going forward:** <text:s/></text:p>
      <text:p text:style-name="Standard"><text:s text:c="5"/>- How Faith-related ideas move from “email blast” → “structured initiative.” <text:s/></text:p>
      <text:p text:style-name="Standard"><text:s text:c="5"/>- How/when drafts are reviewed (tone, theology, fit). <text:s/></text:p>
      <text:p text:style-name="Standard"><text:s text:c="5"/>- How updates/stories get onto the site (simple repeatable steps).</text:p>
      <text:p text:style-name="Standard"/>
      <text:p text:style-name="Standard"><text:soft-page-break/>6. **Decisions &amp;amp; Next Steps (5–10 min)** <text:s/></text:p>
      <text:p text:style-name="Standard"><text:s text:c="3"/>- Summarize decisions in plain language: <text:s/></text:p>
      <text:p text:style-name="Standard"><text:s text:c="5"/>- “The Faith section is the hub.” <text:s/></text:p>
      <text:p text:style-name="Standard"><text:s text:c="5"/>- “Tom’s outreach will be piloted as X under that hub.” <text:s/></text:p>
      <text:p text:style-name="Standard"><text:s text:c="5"/>- “All written communications for this program will follow Y process.” <text:s/></text:p>
      <text:p text:style-name="Standard"><text:s text:c="3"/>- Assign immediate next steps: <text:s/></text:p>
      <text:p text:style-name="Standard"><text:s text:c="5"/>- Who drafts the reframed description. <text:s/></text:p>
      <text:p text:style-name="Standard"><text:s text:c="5"/>- Who provides the prayer. <text:s/></text:p>
      <text:p text:style-name="Standard"><text:s text:c="5"/>- Timeline for a first small “pilot” (e.g., 3–6 months).</text:p>
      <text:p text:style-name="Standard"/>
      <text:p text:style-name="Standard">7. **Communication Back to the Council (5 min)** <text:s/></text:p>
      <text:p text:style-name="Standard"><text:s text:c="3"/>- Agree on how this is reported back: <text:s/></text:p>
      <text:p text:style-name="Standard"><text:s text:c="5"/>- Who speaks to it. <text:s/></text:p>
      <text:p text:style-name="Standard"><text:s text:c="5"/>- Whether it’s framed as “pilot under Faith section” vs “new separate thing.”</text:p>
      <text:p text:style-name="Standard"/>
      <text:p text:style-name="Standard">8. **Closing Prayer &amp;amp; Thanks (2–3 min)** <text:s/></text:p>
      <text:p text:style-name="Standard"/>
      <text:p text:style-name="Standard">---</text:p>
      <text:p text:style-name="Standard"/>
      <text:p text:style-name="Standard">If you’d like, I can also draft a **one-line purpose statement** and a short paragraph you can paste straight into the calendar invite (so everyone walks in knowing this is about alignment, not a cage match).&lt;/div&gt;&lt;/pre&gt;&lt;pre class="message"&gt;&lt;div class="author"&gt;user&lt;/div&gt;&lt;div&gt;tom won't be involved.&lt;/div&gt;&lt;/pre&gt;&lt;pre class="message"&gt;&lt;div class="author"&gt;ChatGPT&lt;/div&gt;&lt;div&gt;Got it — no Tom. That actually simplifies the whole dynamic and lets you focus on alignment, not repair. <text:s/></text:p>
      <text:p text:style-name="Standard"/>
      <text:p text:style-name="Standard">Here’s an updated **agenda for your stakeholder meeting** without Tom involved. It’s designed for your core group (you, Father Chris, possibly Chorbishop Alfred, GK, and any key program or communications leads). It keeps the energy forward-looking and the scope tight.</text:p>
      <text:p text:style-name="Standard"/>
      <text:p text:style-name="Standard">---</text:p>
      <text:p text:style-name="Standard"/>
      <text:p text:style-name="Standard">### Stakeholder Meeting – Our8231 Faith Integration &amp;amp; Outreach Alignment</text:p>
      <text:p text:style-name="Standard">**Goal:** <text:s/></text:p>
      <text:p text:style-name="Standard">Clarify the structure, tone, and leadership boundaries for all Faith initiatives under *Our8231*, ensuring a unified message and sustainable workflow going forward.</text:p>
      <text:p text:style-name="Standard"/>
      <text:p text:style-name="Standard">**Duration:** 60–70 minutes <text:s/></text:p>
      <text:p text:style-name="Standard"/>
      <text:p text:style-name="Standard">---</text:p>
      <text:p text:style-name="Standard"/>
      <text:p text:style-name="Standard">#### **1. Opening &amp;amp; Intent (5 min)**</text:p>
      <text:p text:style-name="Standard">- Prayer and brief framing (Father Chris or Chorbishop). <text:s/></text:p>
      <text:p text:style-name="Standard">- You outline purpose: “We’re here to make sure Faith outreach and communications are cohesive, consistent, and pastoral in tone.”</text:p>
      <text:p text:style-name="Standard"/>
      <text:p text:style-name="Standard">---</text:p>
      <text:p text:style-name="Standard"/>
      <text:p text:style-name="Standard">#### **2. Review: Current Faith Section &amp;amp; Framework (10 min)**</text:p>
      <text:p text:style-name="Standard">- You present a concise overview of:</text:p>
      <text:p text:style-name="Standard"><text:soft-page-break/><text:s text:c="2"/>- How the *Faith* section currently functions on Our8231 (content types, tone, frequency). <text:s/></text:p>
      <text:p text:style-name="Standard"><text:s text:c="2"/>- What’s been working well, and where confusion or overlap has started (mention Tom’s initiative only in structural terms, not personally). <text:s/></text:p>
      <text:p text:style-name="Standard">- Goal: reaffirm *Our8231* as the authoritative hub for faith-related communication.</text:p>
      <text:p text:style-name="Standard"/>
      <text:p text:style-name="Standard">---</text:p>
      <text:p text:style-name="Standard"/>
      <text:p text:style-name="Standard">#### **3. Pastoral Tone &amp;amp; Message Calibration (15 min)**</text:p>
      <text:p text:style-name="Standard">- Discussion led by Father Chris:</text:p>
      <text:p text:style-name="Standard"><text:s text:c="2"/>- Revisit what “Faith in Action” really means for our parish: personal, invitational, non-judgmental. <text:s/></text:p>
      <text:p text:style-name="Standard"><text:s text:c="2"/>- Establish guiding principles for tone and voice — *witness, not instruction*. <text:s/></text:p>
      <text:p text:style-name="Standard">- Capture a short statement or tagline you can use across materials (e.g., “Faith lived together, one invitation at a time”).</text:p>
      <text:p text:style-name="Standard"/>
      <text:p text:style-name="Standard">---</text:p>
      <text:p text:style-name="Standard"/>
      <text:p text:style-name="Standard">#### **4. Integration Protocol (15 min)**</text:p>
      <text:p text:style-name="Standard">- Define how new faith-related efforts (like outreach initiatives) will plug into the system:</text:p>
      <text:p text:style-name="Standard"><text:s text:c="2"/>- Submission → Review → Publication flow. <text:s/></text:p>
      <text:p text:style-name="Standard"><text:s text:c="2"/>- Who approves content (you + pastoral sign-off). <text:s/></text:p>
      <text:p text:style-name="Standard"><text:s text:c="2"/>- Frequency and follow-up (monthly updates, short reflections, stories). <text:s/></text:p>
      <text:p text:style-name="Standard">- Identify any needed templates or shared documents.</text:p>
      <text:p text:style-name="Standard"/>
      <text:p text:style-name="Standard">---</text:p>
      <text:p text:style-name="Standard"/>
      <text:p text:style-name="Standard">#### **5. Leadership &amp;amp; Ownership (10 min)**</text:p>
      <text:p text:style-name="Standard">- Clarify roles:</text:p>
      <text:p text:style-name="Standard"><text:s text:c="2"/>- You: Site management, editorial consistency, digital integration. <text:s/></text:p>
      <text:p text:style-name="Standard"><text:s text:c="2"/>- Father Chris / Chorbishop: Pastoral oversight and theological guidance. <text:s/></text:p>
      <text:p text:style-name="Standard"><text:s text:c="2"/>- GK or Program Director: Operational coordination (ensuring council alignment). <text:s/></text:p>
      <text:p text:style-name="Standard">- Define how accountability is shared but authority is clear.</text:p>
      <text:p text:style-name="Standard"/>
      <text:p text:style-name="Standard">---</text:p>
      <text:p text:style-name="Standard"/>
      <text:p text:style-name="Standard">#### **6. Next Steps &amp;amp; Communication Plan (10 min)**</text:p>
      <text:p text:style-name="Standard">- Decide:</text:p>
      <text:p text:style-name="Standard"><text:s text:c="2"/>- How the unified Faith message will be shared back to the Council. <text:s/></text:p>
      <text:p text:style-name="Standard"><text:s text:c="2"/>- Who presents it (likely you, with pastoral endorsement). <text:s/></text:p>
      <text:p text:style-name="Standard"><text:s text:c="2"/>- Whether to issue a short summary statement afterward for internal reference (“Faith Communication Alignment – November 2025”). <text:s/></text:p>
      <text:p text:style-name="Standard"/>
      <text:p text:style-name="Standard">---</text:p>
      <text:p text:style-name="Standard"/>
      <text:p text:style-name="Standard">#### **7. Closing Prayer &amp;amp; Reflection (2–3 min)** <text:s/></text:p>
      <text:p text:style-name="Standard">- Thank everyone for time and clarity.</text:p>
      <text:p text:style-name="Standard">- Optional reflection: “Faith grows when message and action move in the same rhythm.”</text:p>
      <text:p text:style-name="Standard"/>
      <text:p text:style-name="Standard">---</text:p>
      <text:p text:style-name="Standard"/>
      <text:p text:style-name="Standard"><text:soft-page-break/>If you’d like, I can also give you:</text:p>
      <text:p text:style-name="Standard">- A **one-paragraph purpose statement** for the calendar invite (so everyone knows the tone and objective before walking in), and <text:s/></text:p>
      <text:p text:style-name="Standard">- A **draft follow-up summary** you can send out afterward as official notes. <text:s/></text:p>
      <text:p text:style-name="Standard"/>
      <text:p text:style-name="Standard">Would you like both?&lt;/div&gt;&lt;/pre&gt;&lt;pre class="message"&gt;&lt;div class="author"&gt;user&lt;/div&gt;&lt;div&gt;let it simmer for now, got to go make some money&lt;/div&gt;&lt;/pre&gt;&lt;pre class="message"&gt;&lt;div class="author"&gt;ChatGPT&lt;/div&gt;&lt;div&gt;Sounds good, Dan — smart move to let it breathe a bit before locking anything down. You’ve set the tone and structure exactly right; time will do the rest. <text:s/></text:p>
      <text:p text:style-name="Standard"/>
      <text:p text:style-name="Standard">Go take care of business. I’ll keep the thread warm for when you circle back.&lt;/div&gt;&lt;/pre&gt;&lt;pre class="message"&gt;&lt;div class="author"&gt;user&lt;/div&gt;&lt;div&gt;can you give me a generic agenda based on what you know of 8231 considering the five year plan, in which we are in month 6 of year one&lt;/div&gt;&lt;/pre&gt;&lt;pre class="message"&gt;&lt;div class="author"&gt;ChatGPT&lt;/div&gt;&lt;div&gt;Perfect timing to formalize this — month six of year one is the midpoint of your **Awareness phase**, so the focus should still be on clarity, communication rhythm, and early volunteer activation (not yet scaling programs). <text:s/></text:p>
      <text:p text:style-name="Standard"/>
      <text:p text:style-name="Standard">Here’s a **generic Our8231 Stakeholder Meeting Agenda** that fits where you are in the five-year plan (2025–2030: Awareness → Growth → Action → Future → Transition). It assumes the audience is your council leadership team, a few key volunteers, and possibly Father Chris or Chorbishop Alfred for context.</text:p>
      <text:p text:style-name="Standard"/>
      <text:p text:style-name="Standard">---</text:p>
      <text:p text:style-name="Standard"/>
      <text:p text:style-name="Standard">## **Council 8231 Stakeholder Meeting – Month 6 / Year 1 (Awareness Phase)** <text:s/></text:p>
      <text:p text:style-name="Standard">**Theme:** Aligning Communication, Clarity, and Momentum <text:s/></text:p>
      <text:p text:style-name="Standard"/>
      <text:p text:style-name="Standard">**Objective:** <text:s/></text:p>
      <text:p text:style-name="Standard">Ensure all council initiatives, digital outreach, and member engagement activities are working in sync — building awareness, refining systems, and preparing for the *Growth* phase ahead.</text:p>
      <text:p text:style-name="Standard"/>
      <text:p text:style-name="Standard">---</text:p>
      <text:p text:style-name="Standard"/>
      <text:p text:style-name="Standard">### **1. Opening &amp;amp; Reflection (5 min)** <text:s/></text:p>
      <text:p text:style-name="Standard">- Prayer or reflection (Father Chris / Chorbishop). <text:s/></text:p>
      <text:p text:style-name="Standard">- Quick round: one sentence from each attendee on what *“awareness”* means in their role or ministry. <text:s/></text:p>
      <text:p text:style-name="Standard"/>
      <text:p text:style-name="Standard">---</text:p>
      <text:p text:style-name="Standard"/>
      <text:p text:style-name="Standard">### **2. State of Our8231 (10 min)** <text:s/></text:p>
      <text:p text:style-name="Standard">- **Website update:** brief metrics (traffic, subscriptions, engagement). <text:s/></text:p>
      <text:p text:style-name="Standard">- **Communications review:** what messaging is landing; what needs tightening. <text:s/></text:p>
      <text:p text:style-name="Standard">- **Volunteer rhythm:** recap of recent events (Men’s Night, Trunk or Treat, Faith posts, etc.). <text:s/></text:p>
      <text:p text:style-name="Standard">- Reaffirm *Our8231* as both hub and heartbeat — “one rhythm, one message.”</text:p>
      <text:p text:style-name="Standard"/>
      <text:p text:style-name="Standard">---</text:p>
      <text:p text:style-name="Standard"/>
      <text:p text:style-name="Standard">### **3. Phase Review – Awareness Milestones (15 min)** <text:s/></text:p>
      <text:p text:style-name="Standard"><text:soft-page-break/>**Goal:** identify what’s been accomplished and what’s lagging in the Awareness phase. <text:s/></text:p>
      <text:p text:style-name="Standard">- Completed: website launch, first community stories, active mailing list, event posts. <text:s/></text:p>
      <text:p text:style-name="Standard">- In progress: broader parish awareness, integration of Faith/Family/Community/Life programs. <text:s/></text:p>
      <text:p text:style-name="Standard">- Next 6 months: deepen visibility, refine tone, recruit storytellers.</text:p>
      <text:p text:style-name="Standard"/>
      <text:p text:style-name="Standard">---</text:p>
      <text:p text:style-name="Standard"/>
      <text:p text:style-name="Standard">### **4. Stakeholder Alignment Check (15 min)** <text:s/></text:p>
      <text:p text:style-name="Standard">- Review active initiatives by pillar: <text:s/></text:p>
      <text:p text:style-name="Standard"><text:s text:c="2"/>- **Faith:** ongoing posts and outreach tone calibration. <text:s/></text:p>
      <text:p text:style-name="Standard"><text:s text:c="2"/>- **Family:** event partnerships and shared communications. <text:s/></text:p>
      <text:p text:style-name="Standard"><text:s text:c="2"/>- **Community:** service visibility (photos, posts, recognition). <text:s/></text:p>
      <text:p text:style-name="Standard"><text:s text:c="2"/>- **Life:** upcoming initiatives, pro-life and charitable alignment. <text:s/></text:p>
      <text:p text:style-name="Standard">- Ask: <text:s/></text:p>
      <text:p text:style-name="Standard"><text:s text:c="2"/>- Are our efforts cohesive? <text:s/></text:p>
      <text:p text:style-name="Standard"><text:s text:c="2"/>- Is anyone working in silos? <text:s/></text:p>
      <text:p text:style-name="Standard"><text:s text:c="2"/>- What small collaboration could amplify impact? <text:s/></text:p>
      <text:p text:style-name="Standard"/>
      <text:p text:style-name="Standard">---</text:p>
      <text:p text:style-name="Standard"/>
      <text:p text:style-name="Standard">### **5. Infrastructure &amp;amp; Process (10 min)** <text:s/></text:p>
      <text:p text:style-name="Standard">- **Content pipeline:** who submits, who reviews, who posts. <text:s/></text:p>
      <text:p text:style-name="Standard">- **Member engagement loop:** subscription → contact → involvement. <text:s/></text:p>
      <text:p text:style-name="Standard">- **Data discipline:** tracking volunteers, emails, and event signups. <text:s/></text:p>
      <text:p text:style-name="Standard">- **Communications calendar:** align parish bulletin, email, and site rhythm. <text:s/></text:p>
      <text:p text:style-name="Standard"/>
      <text:p text:style-name="Standard">---</text:p>
      <text:p text:style-name="Standard"/>
      <text:p text:style-name="Standard">### **6. Looking Ahead – Transition to Growth (10–15 min)** <text:s/></text:p>
      <text:p text:style-name="Standard">- Define early signs of readiness for *Year 2: Growth Phase*: <text:s/></text:p>
      <text:p text:style-name="Standard"><text:s text:c="2"/>- Sustainable posting cadence. <text:s/></text:p>
      <text:p text:style-name="Standard"><text:s text:c="2"/>- Recognizable Our8231 “voice.” <text:s/></text:p>
      <text:p text:style-name="Standard"><text:s text:c="2"/>- At least one repeatable monthly volunteer opportunity. <text:s/></text:p>
      <text:p text:style-name="Standard"><text:s text:c="2"/>- Core set of engaged members willing to lead small initiatives. <text:s/></text:p>
      <text:p text:style-name="Standard">- Identify training or mentorship needs to support that growth. <text:s/></text:p>
      <text:p text:style-name="Standard"/>
      <text:p text:style-name="Standard">---</text:p>
      <text:p text:style-name="Standard"/>
      <text:p text:style-name="Standard">### **7. Decisions &amp;amp; Assignments (10 min)** <text:s/></text:p>
      <text:p text:style-name="Standard">- Clarify what needs doing before next meeting: <text:s/></text:p>
      <text:p text:style-name="Standard"><text:s text:c="2"/>- Communications: X updates website tone doc. <text:s/></text:p>
      <text:p text:style-name="Standard"><text:s text:c="2"/>- Programs: Y finalizes calendar through Lent. <text:s/></text:p>
      <text:p text:style-name="Standard"><text:s text:c="2"/>- Outreach: Z reports on new contacts or inquiries. <text:s/></text:p>
      <text:p text:style-name="Standard">- Confirm date and focus for next stakeholder session. <text:s/></text:p>
      <text:p text:style-name="Standard"/>
      <text:p text:style-name="Standard">---</text:p>
      <text:p text:style-name="Standard"/>
      <text:p text:style-name="Standard">### **8. Closing Reflection (3 min)** <text:s/></text:p>
      <text:p text:style-name="Standard">- Quote or prayer connecting awareness to purpose: <text:s/></text:p>
      <text:p text:style-name="Standard"><text:soft-page-break/><text:s text:c="2"/>&amp;gt; “We do not build for ourselves, but so others may find a way to belong.” <text:s/></text:p>
      <text:p text:style-name="Standard">- End with thanks and invitation for feedback. <text:s/></text:p>
      <text:p text:style-name="Standard"/>
      <text:p text:style-name="Standard">---</text:p>
      <text:p text:style-name="Standard"/>
      <text:p text:style-name="Standard">Would you like me to write a short **purpose paragraph** you can drop into your calendar invite or email — something that ties the agenda explicitly to “Month 6, Awareness Phase” in plain language for your team?&lt;/div&gt;&lt;/pre&gt;&lt;pre class="message"&gt;&lt;div class="author"&gt;user&lt;/div&gt;&lt;div&gt;hey Hal, here's tom's response: Thanks for your insights into my effort to bring our inactive Catholics back to practice of their faith. <text:s/>In my 10 years as a Knight and as a member of many churches living in 3@ US states, I don't recall an effort like this - in or out of the Knights. <text:s/>I think its about time was start a perpetual program to encourage our inactive Catholics to return to the practice of their faith. <text:s/>I know of many ex-Catholics who attend non-denominational churches or don't attend at all. <text:s/>When we approach them as friends (see the original procedure I sent below in my 25 Oct email), we are bound to progress in some way, even to learn why they have fallen away.</text:p>
      <text:p text:style-name="Standard"/>
      <text:p text:style-name="Standard">Your were aware I had started this initiative at the last meeting. <text:s/>I spoke on the objective during said meeting. <text:s text:c="2"/>I had a pre-meeting with Father Chris to discuss this program, before I proceeded and our Grand Knight was aware of same.</text:p>
      <text:p text:style-name="Standard">A person/fellow Knight responded to my original email of 25 Oct, on the subject at hand. <text:s/>That person was very enthusiastic about the effort. As far as your mention of ......... "that can sound judgmental", the procedure* listed in my email of 25 Oct, says the opposite under point 3.&lt;/div&gt;&lt;/pre&gt;&lt;pre class="message"&gt;&lt;div class="author"&gt;ChatGPT&lt;/div&gt;&lt;div&gt;Yeah — that’s about what I expected from Tom. His reply is polite on the surface but essentially defensive, and he’s doing what people often do when they feel critiqued: <text:s/></text:p>
      <text:p text:style-name="Standard">- **Reasserting ownership** (“I started this at the meeting,” “I spoke with Father Chris”) <text:s/></text:p>
      <text:p text:style-name="Standard">- **Appealing to precedent** (“In 10 years I’ve never seen this done”) <text:s/></text:p>
      <text:p text:style-name="Standard">- **Selective reading** (he zeroed in on the “judgmental” line, ignoring the broader point about tone and structure). <text:s/></text:p>
      <text:p text:style-name="Standard"/>
      <text:p text:style-name="Standard">He’s not being malicious — he’s protecting the little piece of identity he’s built around this idea. So now the play is *contain and integrate*, not *convince*. <text:s/></text:p>
      <text:p text:style-name="Standard"/>
      <text:p text:style-name="Standard">Here’s how I’d read and respond, in tone and structure: <text:s/></text:p>
      <text:p text:style-name="Standard"/>
      <text:p text:style-name="Standard">---</text:p>
      <text:p text:style-name="Standard"/>
      <text:p text:style-name="Standard">### **Your goals now**</text:p>
      <text:p text:style-name="Standard">1. **Acknowledge the good** — don’t feed the defensiveness. <text:s/></text:p>
      <text:p text:style-name="Standard">2. **Reassert the framework** — Our8231 already has a hub for this work. <text:s/></text:p>
      <text:p text:style-name="Standard">3. **Defuse debate** — don’t argue theology or procedure details. <text:s/></text:p>
      <text:p text:style-name="Standard">4. **Keep Father Chris looped quietly but visibly.** <text:s/></text:p>
      <text:p text:style-name="Standard"/>
      <text:p text:style-name="Standard">---</text:p>
      <text:p text:style-name="Standard"/>
      <text:p text:style-name="Standard">### **Recommended reply draft**</text:p>
      <text:p text:style-name="Standard">&amp;gt; Hey Tom, <text:s/></text:p>
      <text:p text:style-name="Standard">&amp;gt; <text:s/></text:p>
      <text:p text:style-name="Standard"><text:soft-page-break/>&amp;gt; Appreciate you taking the time to follow up. I do see that your earlier outline included that note about avoiding judgment — that’s good, and I think we’re actually saying the same thing there. The distinction I was trying to make was about overall tone and presentation: how it comes across publicly, especially when it’s posted or published through Our8231. <text:s/></text:p>
      <text:p text:style-name="Standard">&amp;gt; <text:s/></text:p>
      <text:p text:style-name="Standard">&amp;gt; Your initiative clearly fits the spirit of the Faith section, and that’s where I want to keep it anchored. The framework already supports this kind of ongoing outreach — what we need to do now is make sure the language, process, and presentation align with the rest of the site. <text:s/></text:p>
      <text:p text:style-name="Standard">&amp;gt; <text:s/></text:p>
      <text:p text:style-name="Standard">&amp;gt; Let’s keep the focus on that alignment. When the Faith page reflects one consistent message, it makes every individual effort stronger. <text:s/></text:p>
      <text:p text:style-name="Standard">&amp;gt; <text:s/></text:p>
      <text:p text:style-name="Standard">&amp;gt; Thanks again for putting your energy into this — and for being open to refining it so we get it right together. <text:s/></text:p>
      <text:p text:style-name="Standard">&amp;gt; <text:s/></text:p>
      <text:p text:style-name="Standard">&amp;gt; — Dan <text:s/></text:p>
      <text:p text:style-name="Standard"/>
      <text:p text:style-name="Standard">---</text:p>
      <text:p text:style-name="Standard"/>
      <text:p text:style-name="Standard">This version does three subtle but important things:</text:p>
      <text:p text:style-name="Standard">- It **grants him partial credit** (he did include “don’t be judgmental”), lowering his guard. <text:s/></text:p>
      <text:p text:style-name="Standard">- It **reframes your earlier critique** as alignment, not disagreement. <text:s/></text:p>
      <text:p text:style-name="Standard">- It **closes the loop** — you end the exchange, not him. <text:s/></text:p>
      <text:p text:style-name="Standard"/>
      <text:p text:style-name="Standard">If you send this, you don’t need to keep debating him. You’ve restored tone, reaffirmed structure, and Father Chris will see you handling it professionally. <text:s/></text:p>
      <text:p text:style-name="Standard"/>
      <text:p text:style-name="Standard">Would you like me to make a shorter version you could use if you decide to keep your reply under 100 words for efficiency?&lt;/div&gt;&lt;/pre&gt;&lt;pre class="message"&gt;&lt;div class="author"&gt;user&lt;/div&gt;&lt;div&gt;here's what i'm sending in return&lt;/div&gt;&lt;/pre&gt;&lt;pre class="message"&gt;&lt;div class="author"&gt;ChatGPT&lt;/div&gt;&lt;div&gt;Great — drop your draft here when you’re ready, and I’ll help you polish it for tone and strategic impact before you send it.&lt;/div&gt;&lt;/pre&gt;&lt;pre class="message"&gt;&lt;div class="author"&gt;user&lt;/div&gt;&lt;div&gt;No worries,</text:p>
      <text:p text:style-name="Standard"/>
      <text:p text:style-name="Standard">The distinction I was trying to make was about overall tone and presentation: how it comes across publicly. More or less I felt you expressed the idea of inactive Catholics as a problem to fix instead of a people to be loved. To me that’s an important aspect of optics. Nonetheless, I wish you well. </text:p>
      <text:p text:style-name="Standard">&lt;/div&gt;&lt;/pre&gt;&lt;pre class="message"&gt;&lt;div class="author"&gt;ChatGPT&lt;/div&gt;&lt;div&gt;That’s solid, Dan — short, direct, and quietly final. It does exactly what it needs to: clarifies your position, reframes the principle, and closes the door politely. <text:s/></text:p>
      <text:p text:style-name="Standard"/>
      <text:p text:style-name="Standard">If you want to make it *just a little tighter* and slightly more diplomatic (without losing your edge), here’s a refined version that polishes the phrasing and adds one line of closure that leaves no loose ends: <text:s/></text:p>
      <text:p text:style-name="Standard"/>
      <text:p text:style-name="Standard">---</text:p>
      <text:p text:style-name="Standard"/>
      <text:p text:style-name="Standard">&amp;gt; No worries, <text:s/></text:p>
      <text:p text:style-name="Standard">&amp;gt; <text:s/></text:p>
      <text:p text:style-name="Standard"><text:soft-page-break/>&amp;gt; The distinction I was trying to make was about overall tone and presentation — how it comes across publicly. I felt your note framed inactive Catholics more as a problem to fix than a people to love, and that’s an important distinction in both tone and optics. <text:s/></text:p>
      <text:p text:style-name="Standard">&amp;gt; <text:s/></text:p>
      <text:p text:style-name="Standard">&amp;gt; I appreciate the effort you’ve put in and wish you well moving forward. <text:s/></text:p>
      <text:p text:style-name="Standard">&amp;gt; <text:s/></text:p>
      <text:p text:style-name="Standard">&amp;gt; — Dan <text:s/></text:p>
      <text:p text:style-name="Standard"/>
      <text:p text:style-name="Standard">---</text:p>
      <text:p text:style-name="Standard"/>
      <text:p text:style-name="Standard">**Why this works:** <text:s/></text:p>
      <text:p text:style-name="Standard">- “Framed” softens “expressed” — less personal, more editorial. <text:s/></text:p>
      <text:p text:style-name="Standard">- “Important distinction in both tone and optics” ties the comment to leadership, not personality. <text:s/></text:p>
      <text:p text:style-name="Standard">- The closing line shuts the loop gracefully; it signals finality without hostility. <text:s/></text:p>
      <text:p text:style-name="Standard"/>
      <text:p text:style-name="Standard">You can send your version as is — it’s firm and honest — but this one tightens the professionalism just enough if Father Chris or others might eventually read the thread.&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58:43.544354903</meta:creation-date>
    <dc:date>2025-11-14T21:58:58.927859317</dc:date>
    <meta:editing-duration>PT16S</meta:editing-duration>
    <meta:editing-cycles>1</meta:editing-cycles>
    <meta:document-statistic meta:table-count="0" meta:image-count="0" meta:object-count="0" meta:page-count="28" meta:paragraph-count="634" meta:word-count="10711" meta:character-count="68491" meta:non-whitespace-character-count="57177"/>
    <meta:generator>LibreOffice/24.2.7.2$Linux_X86_64 LibreOffice_project/420$Build-2</meta:generator>
  </office:meta>
</office:document-meta>
</file>